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content.xml" manifest:media-type="text/xml"/>
  <manifest:file-entry manifest:full-path="manifest.rdf" manifest:media-type="application/rdf+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Bitstream Vera Serif1" svg:font-family="'Bitstream Vera Serif'" style:font-adornments="Pogrubiona"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7cm" style:rel-width="100%" table:align="left"/>
    </style:style>
    <style:style style:name="Tabela1.A" style:family="table-column">
      <style:table-column-properties style:column-width="2.768cm" style:rel-column-width="1422*"/>
    </style:style>
    <style:style style:name="Tabela1.B" style:family="table-column">
      <style:table-column-properties style:column-width="3.997cm" style:rel-column-width="2054*"/>
    </style:style>
    <style:style style:name="Tabela1.E" style:family="table-column">
      <style:table-column-properties style:column-width="2.242cm" style:rel-column-width="1152*"/>
    </style:style>
    <style:style style:name="Tabela1.1" style:family="table-row">
      <style:table-row-properties style:min-row-height="0.522cm"/>
    </style:style>
    <style:style style:name="Tabela1.A1" style:family="table-cell">
      <style:table-cell-properties style:vertical-align="middle" fo:padding="0.049cm" fo:border-left="0.05pt solid #000000" fo:border-right="none" fo:border-top="0.05pt solid #000000" fo:border-bottom="0.05pt solid #000000"/>
    </style:style>
    <style:style style:name="Tabela1.B1" style:family="table-cell">
      <style:table-cell-properties style:vertical-align="middle" fo:background-color="#e6e6ff" fo:padding="0.049cm" fo:border-left="0.05pt solid #000000" fo:border-right="none" fo:border-top="0.05pt solid #000000" fo:border-bottom="0.05pt solid #000000">
        <style:background-image/>
      </style:table-cell-properties>
    </style:style>
    <style:style style:name="Tabela1.E1" style:family="table-cell">
      <style:table-cell-properties style:vertical-align="middle" fo:background-color="#e6e6ff" fo:padding="0.049cm" fo:border="0.05pt solid #000000">
        <style:background-image/>
      </style:table-cell-properties>
    </style:style>
    <style:style style:name="Tabela1.A2" style:family="table-cell">
      <style:table-cell-properties style:vertical-align="middle" fo:background-color="#e6e6ff" fo:padding="0.049cm" fo:border-left="0.05pt solid #000000" fo:border-right="none" fo:border-top="none" fo:border-bottom="0.05pt solid #000000">
        <style:background-image/>
      </style:table-cell-properties>
    </style:style>
    <style:style style:name="Tabela1.B2" style:family="table-cell" style:data-style-name="N0">
      <style:table-cell-properties style:vertical-align="middle" fo:padding="0.049cm" fo:border-left="0.05pt solid #000000" fo:border-right="none" fo:border-top="none" fo:border-bottom="0.05pt solid #000000"/>
    </style:style>
    <style:style style:name="Tabela1.C2" style:family="table-cell" style:data-style-name="N0">
      <style:table-cell-properties style:vertical-align="middle" fo:padding="0.049cm" fo:border-left="0.05pt solid #000000" fo:border-right="none" fo:border-top="none" fo:border-bottom="0.05pt solid #000000"/>
    </style:style>
    <style:style style:name="Tabela1.D2" style:family="table-cell" style:data-style-name="N0">
      <style:table-cell-properties style:vertical-align="middle" fo:padding="0.049cm" fo:border-left="0.05pt solid #000000" fo:border-right="none" fo:border-top="none" fo:border-bottom="0.05pt solid #000000"/>
    </style:style>
    <style:style style:name="Tabela1.E2" style:family="table-cell" style:data-style-name="N0">
      <style:table-cell-properties style:vertical-align="middle" fo:padding="0.049cm" fo:border-left="0.05pt solid #000000" fo:border-right="0.05pt solid #000000" fo:border-top="none" fo:border-bottom="0.05pt solid #000000"/>
    </style:style>
    <style:style style:name="Tabela1.3" style:family="table-row">
      <style:table-row-properties style:min-row-height="0.549cm"/>
    </style:style>
    <style:style style:name="Tabela1.B3" style:family="table-cell" style:data-style-name="N0">
      <style:table-cell-properties style:vertical-align="middle" fo:padding="0.049cm" fo:border-left="0.05pt solid #000000" fo:border-right="none" fo:border-top="none" fo:border-bottom="0.05pt solid #000000"/>
    </style:style>
    <style:style style:name="Tabela1.C3" style:family="table-cell" style:data-style-name="N0">
      <style:table-cell-properties style:vertical-align="middle" fo:padding="0.049cm" fo:border-left="0.05pt solid #000000" fo:border-right="none" fo:border-top="none" fo:border-bottom="0.05pt solid #000000"/>
    </style:style>
    <style:style style:name="Tabela1.D3" style:family="table-cell" style:data-style-name="N0">
      <style:table-cell-properties style:vertical-align="middle" fo:padding="0.049cm" fo:border-left="0.05pt solid #000000" fo:border-right="none" fo:border-top="none" fo:border-bottom="0.05pt solid #000000"/>
    </style:style>
    <style:style style:name="Tabela1.E3" style:family="table-cell" style:data-style-name="N0">
      <style:table-cell-properties style:vertical-align="middle" fo:padding="0.049cm" fo:border-left="0.05pt solid #000000" fo:border-right="0.05pt solid #000000" fo:border-top="none" fo:border-bottom="0.05pt solid #000000"/>
    </style:style>
    <style:style style:name="Tabela1.B4" style:family="table-cell" style:data-style-name="N0">
      <style:table-cell-properties style:vertical-align="middle" fo:padding="0.049cm" fo:border-left="0.05pt solid #000000" fo:border-right="none" fo:border-top="none" fo:border-bottom="0.05pt solid #000000"/>
    </style:style>
    <style:style style:name="Tabela1.C4" style:family="table-cell" style:data-style-name="N0">
      <style:table-cell-properties style:vertical-align="middle" fo:padding="0.049cm" fo:border-left="0.05pt solid #000000" fo:border-right="none" fo:border-top="none" fo:border-bottom="0.05pt solid #000000"/>
    </style:style>
    <style:style style:name="Tabela1.D4" style:family="table-cell">
      <style:table-cell-properties style:vertical-align="middle" fo:padding="0.049cm" fo:border-left="0.05pt solid #000000" fo:border-right="none" fo:border-top="none" fo:border-bottom="0.05pt solid #000000"/>
    </style:style>
    <style:style style:name="Tabela1.E4" style:family="table-cell" style:data-style-name="N0">
      <style:table-cell-properties style:vertical-align="middle" fo:padding="0.049cm" fo:border-left="0.05pt solid #000000" fo:border-right="0.05pt solid #000000" fo:border-top="none" fo:border-bottom="0.05pt solid #000000"/>
    </style:style>
    <style:style style:name="Tabela2" style:family="table">
      <style:table-properties style:width="17cm" style:rel-width="100%" table:align="left"/>
    </style:style>
    <style:style style:name="Tabela2.A" style:family="table-column">
      <style:table-column-properties style:column-width="7.5cm" style:rel-column-width="28911*"/>
    </style:style>
    <style:style style:name="Tabela2.B" style:family="table-column">
      <style:table-column-properties style:column-width="9.5cm" style:rel-column-width="36623*"/>
    </style:style>
    <style:style style:name="Tabela2.1" style:family="table-row">
      <style:table-row-properties style:min-row-height="0.549cm"/>
    </style:style>
    <style:style style:name="Tabela2.A1" style:family="table-cell">
      <style:table-cell-properties style:vertical-align="middle" fo:padding="0.049cm" fo:border-left="0.05pt solid #000000" fo:border-right="none" fo:border-top="0.05pt solid #000000" fo:border-bottom="0.05pt solid #000000"/>
    </style:style>
    <style:style style:name="Tabela2.B1" style:family="table-cell">
      <style:table-cell-properties style:vertical-align="middle" fo:background-color="#e6e6ff" fo:padding="0.049cm" fo:border="0.05pt solid #000000">
        <style:background-image/>
      </style:table-cell-properties>
    </style:style>
    <style:style style:name="Tabela2.2" style:family="table-row">
      <style:table-row-properties style:min-row-height="0.522cm"/>
    </style:style>
    <style:style style:name="Tabela2.A2" style:family="table-cell">
      <style:table-cell-properties style:vertical-align="middle" fo:background-color="#e6e6ff" fo:padding="0.049cm" fo:border-left="0.05pt solid #000000" fo:border-right="none" fo:border-top="none" fo:border-bottom="0.05pt solid #000000">
        <style:background-image/>
      </style:table-cell-properties>
    </style:style>
    <style:style style:name="Tabela2.B2" style:family="table-cell" style:data-style-name="N0">
      <style:table-cell-properties style:vertical-align="middle" fo:padding="0.049cm" fo:border-left="0.05pt solid #000000" fo:border-right="0.05pt solid #000000" fo:border-top="none" fo:border-bottom="0.05pt solid #000000"/>
    </style:style>
    <style:style style:name="Tabela2.B3" style:family="table-cell" style:data-style-name="N0">
      <style:table-cell-properties style:vertical-align="middle" fo:padding="0.049cm" fo:border-left="0.05pt solid #000000" fo:border-right="0.05pt solid #000000" fo:border-top="none" fo:border-bottom="0.05pt solid #000000"/>
    </style:style>
    <style:style style:name="Tabela2.B4" style:family="table-cell" style:data-style-name="N0">
      <style:table-cell-properties style:vertical-align="middle" fo:padding="0.049cm" fo:border-left="0.05pt solid #000000" fo:border-right="0.05pt solid #000000" fo:border-top="none" fo:border-bottom="0.05pt solid #000000"/>
    </style:style>
    <style:style style:name="Tabela3" style:family="table">
      <style:table-properties style:width="17cm" style:rel-width="100%" table:align="left"/>
    </style:style>
    <style:style style:name="Tabela3.A" style:family="table-column">
      <style:table-column-properties style:column-width="8.5cm" style:rel-column-width="32767*"/>
    </style:style>
    <style:style style:name="Tabela3.1" style:family="table-row">
      <style:table-row-properties style:min-row-height="0.522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B1" style:family="table-cell">
      <style:table-cell-properties style:vertical-align="middle" fo:background-color="#e6e6ff" fo:padding="0.097cm" fo:border="0.05pt solid #000000">
        <style:background-image/>
      </style:table-cell-properties>
    </style:style>
    <style:style style:name="Tabela3.A2"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ela3.B2" style:family="table-cell" style:data-style-name="N0">
      <style:table-cell-properties style:vertical-align="middle" fo:padding="0.097cm" fo:border-left="0.05pt solid #000000" fo:border-right="0.05pt solid #000000" fo:border-top="none" fo:border-bottom="0.05pt solid #000000"/>
    </style:style>
    <style:style style:name="Tabela3.B3" style:family="table-cell" style:data-style-name="N0">
      <style:table-cell-properties style:vertical-align="middle" fo:padding="0.097cm" fo:border-left="0.05pt solid #000000" fo:border-right="0.05pt solid #000000" fo:border-top="none" fo:border-bottom="0.05pt solid #000000"/>
    </style:style>
    <style:style style:name="Tabela3.B4" style:family="table-cell" style:data-style-name="N0">
      <style:table-cell-properties style:vertical-align="middle" fo:padding="0.097cm" fo:border-left="0.05pt solid #000000" fo:border-right="0.05pt solid #000000" fo:border-top="none" fo:border-bottom="0.05pt solid #000000"/>
    </style:style>
    <style:style style:name="Tabela4" style:family="table">
      <style:table-properties style:width="17cm" style:rel-width="100%" table:align="left"/>
    </style:style>
    <style:style style:name="Tabela4.A" style:family="table-column">
      <style:table-column-properties style:column-width="3.493cm" style:rel-column-width="13465*"/>
    </style:style>
    <style:style style:name="Tabela4.B" style:family="table-column">
      <style:table-column-properties style:column-width="3.591cm" style:rel-column-width="13843*"/>
    </style:style>
    <style:style style:name="Tabela4.C" style:family="table-column">
      <style:table-column-properties style:column-width="3.224cm" style:rel-column-width="12430*"/>
    </style:style>
    <style:style style:name="Tabela4.D" style:family="table-column">
      <style:table-column-properties style:column-width="3.623cm" style:rel-column-width="13969*"/>
    </style:style>
    <style:style style:name="Tabela4.E" style:family="table-column">
      <style:table-column-properties style:column-width="3.067cm" style:rel-column-width="11825*"/>
    </style:style>
    <style:style style:name="Tabela4.1" style:family="table-row">
      <style:table-row-properties style:min-row-height="0.549cm"/>
    </style:style>
    <style:style style:name="Tabela4.A1" style:family="table-cell" style:data-style-name="N5000">
      <style:table-cell-properties style:vertical-align="middle" fo:padding="0.097cm" fo:border-left="0.05pt solid #000000" fo:border-right="none" fo:border-top="0.05pt solid #000000" fo:border-bottom="0.05pt solid #000000"/>
    </style:style>
    <style:style style:name="Tabela4.B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ela4.E1" style:family="table-cell">
      <style:table-cell-properties style:vertical-align="middle" fo:background-color="#e6e6ff" fo:padding="0.097cm" fo:border="0.05pt solid #000000">
        <style:background-image/>
      </style:table-cell-properties>
    </style:style>
    <style:style style:name="Tabela4.2" style:family="table-row">
      <style:table-row-properties style:min-row-height="0.522cm"/>
    </style:style>
    <style:style style:name="Tabela4.A2"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ela4.B2" style:family="table-cell" style:data-style-name="N5002">
      <style:table-cell-properties style:vertical-align="middle" fo:padding="0.097cm" fo:border-left="0.05pt solid #000000" fo:border-right="none" fo:border-top="none" fo:border-bottom="0.05pt solid #000000"/>
    </style:style>
    <style:style style:name="Tabela4.C2" style:family="table-cell" style:data-style-name="N5002">
      <style:table-cell-properties style:vertical-align="middle" fo:padding="0.097cm" fo:border-left="0.05pt solid #000000" fo:border-right="none" fo:border-top="none" fo:border-bottom="0.05pt solid #000000"/>
    </style:style>
    <style:style style:name="Tabela4.D2" style:family="table-cell" style:data-style-name="N5002">
      <style:table-cell-properties style:vertical-align="middle" fo:padding="0.097cm" fo:border-left="0.05pt solid #000000" fo:border-right="none" fo:border-top="none" fo:border-bottom="0.05pt solid #000000"/>
    </style:style>
    <style:style style:name="Tabela4.E2" style:family="table-cell" style:data-style-name="N5002">
      <style:table-cell-properties style:vertical-align="middle" fo:padding="0.097cm" fo:border-left="0.05pt solid #000000" fo:border-right="0.05pt solid #000000" fo:border-top="none" fo:border-bottom="0.05pt solid #000000"/>
    </style:style>
    <style:style style:name="Tabela4.B3" style:family="table-cell" style:data-style-name="N5002">
      <style:table-cell-properties style:vertical-align="middle" fo:padding="0.097cm" fo:border-left="0.05pt solid #000000" fo:border-right="none" fo:border-top="none" fo:border-bottom="0.05pt solid #000000"/>
    </style:style>
    <style:style style:name="Tabela4.C3" style:family="table-cell" style:data-style-name="N5002">
      <style:table-cell-properties style:vertical-align="middle" fo:padding="0.097cm" fo:border-left="0.05pt solid #000000" fo:border-right="none" fo:border-top="none" fo:border-bottom="0.05pt solid #000000"/>
    </style:style>
    <style:style style:name="Tabela4.D3" style:family="table-cell" style:data-style-name="N5002">
      <style:table-cell-properties style:vertical-align="middle" fo:padding="0.097cm" fo:border-left="0.05pt solid #000000" fo:border-right="none" fo:border-top="none" fo:border-bottom="0.05pt solid #000000"/>
    </style:style>
    <style:style style:name="Tabela4.E3" style:family="table-cell" style:data-style-name="N5002">
      <style:table-cell-properties style:vertical-align="middle" fo:padding="0.097cm" fo:border-left="0.05pt solid #000000" fo:border-right="0.05pt solid #000000" fo:border-top="none" fo:border-bottom="0.05pt solid #000000"/>
    </style:style>
    <style:style style:name="Tabela4.B4" style:family="table-cell" style:data-style-name="N5002">
      <style:table-cell-properties style:vertical-align="middle" fo:padding="0.097cm" fo:border-left="0.05pt solid #000000" fo:border-right="none" fo:border-top="none" fo:border-bottom="0.05pt solid #000000"/>
    </style:style>
    <style:style style:name="Tabela4.C4" style:family="table-cell" style:data-style-name="N5002">
      <style:table-cell-properties style:vertical-align="middle" fo:padding="0.097cm" fo:border-left="0.05pt solid #000000" fo:border-right="none" fo:border-top="none" fo:border-bottom="0.05pt solid #000000"/>
    </style:style>
    <style:style style:name="Tabela4.D4" style:family="table-cell" style:data-style-name="N5002">
      <style:table-cell-properties style:vertical-align="middle" fo:padding="0.097cm" fo:border-left="0.05pt solid #000000" fo:border-right="none" fo:border-top="none" fo:border-bottom="0.05pt solid #000000"/>
    </style:style>
    <style:style style:name="Tabela4.E4" style:family="table-cell" style:data-style-name="N5002">
      <style:table-cell-properties style:vertical-align="middle" fo:padding="0.097cm" fo:border-left="0.05pt solid #000000" fo:border-right="0.05pt solid #000000" fo:border-top="none" fo:border-bottom="0.05pt solid #000000"/>
    </style:style>
    <style:style style:name="Tabela5" style:family="table">
      <style:table-properties style:width="16.997cm" table:align="left"/>
    </style:style>
    <style:style style:name="Tabela5.A" style:family="table-column">
      <style:table-column-properties style:column-width="4.249cm"/>
    </style:style>
    <style:style style:name="Tabela5.D" style:family="table-column">
      <style:table-column-properties style:column-width="2.549cm"/>
    </style:style>
    <style:style style:name="Tabela5.1" style:family="table-row">
      <style:table-row-properties style:min-row-height="0.522cm"/>
    </style:style>
    <style:style style:name="Tabela5.A1" style:family="table-cell">
      <style:table-cell-properties style:vertical-align="middle" fo:padding="0.049cm" fo:border="none"/>
    </style:style>
    <style:style style:name="Tabela5.B1" style:family="table-cell">
      <style:table-cell-properties style:vertical-align="middle" fo:background-color="#e6e6ff" fo:padding="0.049cm" fo:border="none">
        <style:background-image/>
      </style:table-cell-properties>
    </style:style>
    <style:style style:name="Tabela5.B2" style:family="table-cell" style:data-style-name="N0">
      <style:table-cell-properties style:vertical-align="middle" fo:padding="0.049cm" fo:border="none"/>
    </style:style>
    <style:style style:name="Tabela5.C2" style:family="table-cell" style:data-style-name="N0">
      <style:table-cell-properties style:vertical-align="middle" fo:padding="0.049cm" fo:border="none"/>
    </style:style>
    <style:style style:name="Tabela5.D2" style:family="table-cell" style:data-style-name="N0">
      <style:table-cell-properties style:vertical-align="middle" fo:padding="0.049cm" fo:border="none"/>
    </style:style>
    <style:style style:name="Tabela5.3" style:family="table-row">
      <style:table-row-properties style:min-row-height="0.549cm"/>
    </style:style>
    <style:style style:name="Tabela5.B3" style:family="table-cell" style:data-style-name="N0">
      <style:table-cell-properties style:vertical-align="middle" fo:padding="0.049cm" fo:border="none"/>
    </style:style>
    <style:style style:name="Tabela5.C3" style:family="table-cell" style:data-style-name="N0">
      <style:table-cell-properties style:vertical-align="middle" fo:padding="0.049cm" fo:border="none"/>
    </style:style>
    <style:style style:name="Tabela5.D3" style:family="table-cell" style:data-style-name="N0">
      <style:table-cell-properties style:vertical-align="middle" fo:padding="0.049cm" fo:border="none"/>
    </style:style>
    <style:style style:name="Tabela5.B4" style:family="table-cell" style:data-style-name="N0">
      <style:table-cell-properties style:vertical-align="middle" fo:padding="0.049cm" fo:border="none"/>
    </style:style>
    <style:style style:name="Tabela5.C4" style:family="table-cell" style:data-style-name="N0">
      <style:table-cell-properties style:vertical-align="middle" fo:padding="0.049cm" fo:border="none"/>
    </style:style>
    <style:style style:name="Tabela5.D4" style:family="table-cell" style:data-style-name="N0">
      <style:table-cell-properties style:vertical-align="middle" fo:padding="0.049cm" fo:border="none"/>
    </style:style>
    <style:style style:name="Tabela5.B5" style:family="table-cell" style:data-style-name="N0">
      <style:table-cell-properties style:vertical-align="middle" fo:padding="0.049cm" fo:border="none"/>
    </style:style>
    <style:style style:name="Tabela5.C5" style:family="table-cell" style:data-style-name="N0">
      <style:table-cell-properties style:vertical-align="middle" fo:padding="0.049cm" fo:border="none"/>
    </style:style>
    <style:style style:name="Tabela5.D5" style:family="table-cell" style:data-style-name="N0">
      <style:table-cell-properties style:vertical-align="middle" fo:padding="0.049cm" fo:border="none"/>
    </style:style>
    <style:style style:name="Tabela5.B6" style:family="table-cell" style:data-style-name="N0">
      <style:table-cell-properties style:vertical-align="middle" fo:padding="0.049cm" fo:border="none"/>
    </style:style>
    <style:style style:name="Tabela5.C6" style:family="table-cell" style:data-style-name="N0">
      <style:table-cell-properties style:vertical-align="middle" fo:padding="0.049cm" fo:border="none"/>
    </style:style>
    <style:style style:name="Tabela5.D6" style:family="table-cell" style:data-style-name="N0">
      <style:table-cell-properties style:vertical-align="middle" fo:padding="0.049cm" fo:border="none"/>
    </style:style>
    <style:style style:name="Tabela5.B7" style:family="table-cell" style:data-style-name="N0">
      <style:table-cell-properties style:vertical-align="middle" fo:padding="0.049cm" fo:border="none"/>
    </style:style>
    <style:style style:name="Tabela5.C7" style:family="table-cell" style:data-style-name="N0">
      <style:table-cell-properties style:vertical-align="middle" fo:padding="0.049cm" fo:border="none"/>
    </style:style>
    <style:style style:name="Tabela5.D7" style:family="table-cell" style:data-style-name="N0">
      <style:table-cell-properties style:vertical-align="middle" fo:padding="0.049cm" fo:border="none"/>
    </style:style>
    <style:style style:name="Tabela6" style:family="table">
      <style:table-properties style:width="17cm" style:rel-width="100%" table:align="left"/>
    </style:style>
    <style:style style:name="Tabela6.A" style:family="table-column">
      <style:table-column-properties style:column-width="9.361cm" style:rel-column-width="36086*"/>
    </style:style>
    <style:style style:name="Tabela6.B" style:family="table-column">
      <style:table-column-properties style:column-width="7.639cm" style:rel-column-width="29448*"/>
    </style:style>
    <style:style style:name="Tabela6.1" style:family="table-row">
      <style:table-row-properties style:min-row-height="0.522cm"/>
    </style:style>
    <style:style style:name="Tabela6.A1" style:family="table-cell">
      <style:table-cell-properties style:vertical-align="middle" fo:padding="0.049cm" fo:border="none"/>
    </style:style>
    <style:style style:name="Tabela6.B1" style:family="table-cell">
      <style:table-cell-properties style:vertical-align="middle" fo:background-color="#e6e6ff" fo:padding="0.049cm" fo:border="none">
        <style:background-image/>
      </style:table-cell-properties>
    </style:style>
    <style:style style:name="Tabela6.B2" style:family="table-cell" style:data-style-name="N0">
      <style:table-cell-properties style:vertical-align="middle" fo:padding="0.049cm" fo:border="none"/>
    </style:style>
    <style:style style:name="Tabela6.B3" style:family="table-cell" style:data-style-name="N0">
      <style:table-cell-properties style:vertical-align="middle" fo:padding="0.049cm" fo:border="none"/>
    </style:style>
    <style:style style:name="Tabela6.4" style:family="table-row">
      <style:table-row-properties style:min-row-height="0.549cm"/>
    </style:style>
    <style:style style:name="Tabela6.B4" style:family="table-cell" style:data-style-name="N0">
      <style:table-cell-properties style:vertical-align="middle" fo:padding="0.049cm" fo:border="none"/>
    </style:style>
    <style:style style:name="Tabela6.B5" style:family="table-cell" style:data-style-name="N0">
      <style:table-cell-properties style:vertical-align="middle" fo:padding="0.049cm" fo:border="none"/>
    </style:style>
    <style:style style:name="Tabela6.B6" style:family="table-cell" style:data-style-name="N0">
      <style:table-cell-properties style:vertical-align="middle" fo:padding="0.049cm" fo:border="none"/>
    </style:style>
    <style:style style:name="Tabela7" style:family="table">
      <style:table-properties style:width="17cm" style:rel-width="100%" table:align="left"/>
    </style:style>
    <style:style style:name="Tabela7.A" style:family="table-column">
      <style:table-column-properties style:column-width="10.34cm" style:rel-column-width="39857*"/>
    </style:style>
    <style:style style:name="Tabela7.B" style:family="table-column">
      <style:table-column-properties style:column-width="6.66cm" style:rel-column-width="25677*"/>
    </style:style>
    <style:style style:name="Tabela7.1" style:family="table-row">
      <style:table-row-properties style:min-row-height="0.522cm"/>
    </style:style>
    <style:style style:name="Tabela7.A1" style:family="table-cell">
      <style:table-cell-properties style:vertical-align="middle" fo:padding="0.049cm" fo:border="none"/>
    </style:style>
    <style:style style:name="Tabela7.B1" style:family="table-cell">
      <style:table-cell-properties style:vertical-align="middle" fo:background-color="#e6e6ff" fo:padding="0.049cm" fo:border="none">
        <style:background-image/>
      </style:table-cell-properties>
    </style:style>
    <style:style style:name="Tabela7.B2" style:family="table-cell" style:data-style-name="N0">
      <style:table-cell-properties style:vertical-align="middle" fo:padding="0.049cm" fo:border="none"/>
    </style:style>
    <style:style style:name="Tabela7.B3" style:family="table-cell" style:data-style-name="N0">
      <style:table-cell-properties style:vertical-align="middle" fo:padding="0.049cm" fo:border="none"/>
    </style:style>
    <style:style style:name="Tabela7.4" style:family="table-row">
      <style:table-row-properties style:min-row-height="0.549cm"/>
    </style:style>
    <style:style style:name="Tabela7.B4" style:family="table-cell" style:data-style-name="N0">
      <style:table-cell-properties style:vertical-align="middle" fo:padding="0.049cm" fo:border="none"/>
    </style:style>
    <style:style style:name="Tabela7.B5" style:family="table-cell" style:data-style-name="N0">
      <style:table-cell-properties style:vertical-align="middle" fo:padding="0.049cm" fo:border="none"/>
    </style:style>
    <style:style style:name="Tabela7.B6" style:family="table-cell" style:data-style-name="N0">
      <style:table-cell-properties style:vertical-align="middle" fo:padding="0.049cm" fo:border="none"/>
    </style:style>
    <style:style style:name="Tabela7.B7" style:family="table-cell" style:data-style-name="N0">
      <style:table-cell-properties style:vertical-align="middle" fo:padding="0.049cm" fo:border="none"/>
    </style:style>
    <style:style style:name="P1" style:family="paragraph" style:parent-style-name="Text_20_body">
      <style:paragraph-properties fo:break-before="auto" fo:break-after="auto"/>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text-properties fo:color="#ff0000"/>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text-properties fo:font-weight="normal" style:font-weight-asian="normal" style:font-weight-complex="normal"/>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end" style:justify-single-word="false"/>
    </style:style>
    <style:style style:name="P21" style:family="paragraph" style:parent-style-name="Heading_20_1" style:list-style-name=""/>
    <style:style style:name="P22" style:family="paragraph" style:parent-style-name="Heading_20_1">
      <style:paragraph-properties fo:break-before="page"/>
    </style:style>
    <style:style style:name="T1" style:family="text">
      <style:text-properties fo:language="pl" fo:country="P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number:number-style style:name="N5000" number:language="en" number:country="US">
      <number:number number:min-integer-digits="1"/>
    </number:number-style>
    <number:number-style style:name="N5002" number:language="en" number:country="US">
      <number:number number: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 text:name="h.p7erbt17b5ey"/>Analiza wydajności maszyn wirtualnych</text:p>
      <text:p text:style-name="Subtitle"><text:bookmark text:name="h.ugymj3m9b72l"/>Dominik Gawlik, Jakub Liput</text:p>
      <text:h text:style-name="Heading_20_1" text:outline-level="1"><text:bookmark text:name="h.x4ta0j1dy4ym"/>Specyfikacja projektu</text:h>
      <text:h text:style-name="Heading_20_2" text:outline-level="2"><text:bookmark text:name="h.3gut0va2nb2s"/>Cel</text:h>
      <text:list xml:id="list2588068371" text:style-name="L1">
        <text:list-item>
          <text:p text:style-name="P5">Porównanie wydajności wykonania różnych operacji po stronie użytkownika wykonywanych w systemie operacyjnym Linux, uruchomionym w maszynie wirtualnej.</text:p>
        </text:list-item>
        <text:list-item>
          <text:p text:style-name="P5">Ustalenie jak różne rozwiązania stosowane w maszynach wirtualnych wpływają na testowane funkcjonalności (z dygresją do rzeczywistych zastosowań).</text:p>
        </text:list-item>
        <text:list-item>
          <text:p text:style-name="P5">Zadanie zostanie wykonane na kilku maszynach wirtualnych uruchomionych na tej samej platformie systemowo-sprzętowej.</text:p>
        </text:list-item>
      </text:list>
      <text:list xml:id="list963199545" text:style-name="L2">
        <text:list-header>
          <text:p text:style-name="P6"/>
        </text:list-header>
      </text:list>
      <text:h text:style-name="Heading_20_2" text:outline-level="2"><text:bookmark text:name="h.l69t42uxugby"/>Platformy do testów</text:h>
      <text:h text:style-name="Heading_20_3" text:outline-level="3"><text:bookmark text:name="h.i8jqf0e6viui"/>Platforma gospodarza</text:h>
      <text:list xml:id="list1301182438" text:style-name="L3">
        <text:list-item>
          <text:p text:style-name="P7">Sprzęt</text:p>
          <text:list>
            <text:list-item>
              <text:p text:style-name="P7">Procesor Intel® Core™ i3-380M z technologią wirtualizacji VT-x</text:p>
            </text:list-item>
            <text:list-item>
              <text:p text:style-name="P7">4 GB RAM</text:p>
            </text:list-item>
            <text:list-item>
              <text:p text:style-name="P7">Karta graficzna Intel HD Graphics</text:p>
            </text:list-item>
          </text:list>
        </text:list-item>
        <text:list-item>
          <text:p text:style-name="P7">Systemy operacyjne goszczące</text:p>
          <text:list>
            <text:list-item>
              <text:p text:style-name="P7">Linux</text:p>
              <text:list>
                <text:list-item>
                  <text:p text:style-name="P7">Dystrybucja Kubuntu 12.04</text:p>
                </text:list-item>
                <text:list-item>
                  <text:p text:style-name="P7">Jądro Linux 3.2.x</text:p>
                </text:list-item>
                <text:list-item>
                  <text:p text:style-name="P7">Architektura 64-bit</text:p>
                </text:list-item>
                <text:list-item>
                  <text:p text:style-name="P7">System plików EXT4</text:p>
                </text:list-item>
              </text:list>
            </text:list-item>
            <text:list-item>
              <text:p text:style-name="P7">Windows</text:p>
              <text:list>
                <text:list-item>
                  <text:p text:style-name="P7">Windows 7 64-bit</text:p>
                </text:list-item>
                <text:list-item>
                  <text:p text:style-name="P7">System plików NTFS</text:p>
                </text:list-item>
              </text:list>
            </text:list-item>
          </text:list>
        </text:list-item>
      </text:list>
      <text:h text:style-name="Heading_20_3" text:outline-level="3"><text:bookmark text:name="h.9nxeq0bxv9ly"/><text:soft-page-break/>Testowane maszyny wirtualne</text:h>
      <text:list xml:id="list1139779857" text:style-name="L4">
        <text:list-item>
          <text:list>
            <text:list-item>
              <text:p text:style-name="P8">Vmware Workstation 9 (z Vmware Player 5) i Vmware Tools</text:p>
            </text:list-item>
            <text:list-item>
              <text:p text:style-name="P8">VirtualBox 4.2 z Extension Pack i GuestAdditions</text:p>
            </text:list-item>
            <text:list-item>
              <text:p text:style-name="P8">QEmu 1.3 (tylko w gospodarzu Linux)</text:p>
              <text:list>
                <text:list-item>
                  <text:p text:style-name="P8">z KVM</text:p>
                </text:list-item>
                <text:list-item>
                  <text:p text:style-name="P8">tryb TGC (bez KVM)</text:p>
                </text:list-item>
              </text:list>
            </text:list-item>
          </text:list>
        </text:list-item>
      </text:list>
      <text:h text:style-name="Heading_20_2" text:outline-level="2"><text:bookmark text:name="h.32i1f1rraert"/>Testowany system gość</text:h>
      <text:list xml:id="list1636496884" text:style-name="L5">
        <text:list-item>
          <text:p text:style-name="P9">Dystrybucja Lubuntu 12.04 z jądrem Linux 3.2.x</text:p>
        </text:list-item>
        <text:list-item>
          <text:p text:style-name="P9">Architektura 64-bit</text:p>
        </text:list-item>
        <text:list-item>
          <text:p text:style-name="P9">Praca w trybie jednego rdzenia</text:p>
        </text:list-item>
        <text:list-item>
          <text:p text:style-name="P9">Używany system plików: EXT4</text:p>
        </text:list-item>
      </text:list>
      <text:h text:style-name="Heading_20_2" text:outline-level="2"><text:bookmark text:name="h.qfu0qc5tjzbq"/>Testowane zagadnienia</text:h>
      <text:h text:style-name="Heading_20_3" text:outline-level="3"><text:bookmark text:name="h.z9rgxyyz6mwc"/>Sposób przeprowadzania testów</text:h>
      <text:list xml:id="list1711274409" text:style-name="L6">
        <text:list-item>
          <text:p text:style-name="P10">Do testów posłużą własnoręcznie napisane programy, sprawdzające wydajność szczegółowych funkcji systemu (metody wejścia/wyjścia, zarządzanie pamięcią, przełączania kontekstu itd.) oraz gotowe aplikacje działające w pewnej dziedzinie (obliczenia matematyczne, konwersja multimediów, kompilacja).</text:p>
        </text:list-item>
        <text:list-item>
          <text:p text:style-name="P10">Własnoręcznie pisane programy będą posiadały procedury sprawdzające czas wykonania lub będzie do tego użyty program time.</text:p>
        </text:list-item>
        <text:list-item>
          <text:p text:style-name="P10">Wydajność aplikacji zewnętrznych będzie sprawdzana za pomocą programu time.</text:p>
        </text:list-item>
        <text:list-item>
          <text:p text:style-name="P10">Wyniki zostaną przedstawione w formie wykresów porównujących średnią wydajność poszczególnych testów.</text:p>
        </text:list-item>
      </text:list>
      <text:h text:style-name="Heading_20_3" text:outline-level="3"><text:bookmark text:name="h.okxcvbxgb0z4"/>Wykorzystane rozwiązania</text:h>
      <text:list xml:id="list1541272424" text:style-name="L7">
        <text:list-item>
          <text:p text:style-name="P11"><text:span text:style-name="T1">Virt IO</text:span> <text:a xlink:type="simple" xlink:href="http://wiki.libvirt.org/page/Virtio">http</text:a><text:a xlink:type="simple" xlink:href="http://wiki.libvirt.org/page/Virtio">://</text:a><text:a xlink:type="simple" xlink:href="http://wiki.libvirt.org/page/Virtio">wiki</text:a><text:a xlink:type="simple" xlink:href="http://wiki.libvirt.org/page/Virtio">.</text:a><text:a xlink:type="simple" xlink:href="http://wiki.libvirt.org/page/Virtio">libvirt</text:a><text:a xlink:type="simple" xlink:href="http://wiki.libvirt.org/page/Virtio">.</text:a><text:a xlink:type="simple" xlink:href="http://wiki.libvirt.org/page/Virtio">org</text:a><text:a xlink:type="simple" xlink:href="http://wiki.libvirt.org/page/Virtio">/</text:a><text:a xlink:type="simple" xlink:href="http://wiki.libvirt.org/page/Virtio">page</text:a><text:a xlink:type="simple" xlink:href="http://wiki.libvirt.org/page/Virtio">/</text:a><text:a xlink:type="simple" xlink:href="http://wiki.libvirt.org/page/Virtio">Virtio</text:a> <text:span text:style-name="T1">- rodzaj sterowników dla Linuksa, które wiedząc że działają na emulowanym systemie, współpracują z hypervisorem poprawiając przepustowość operacji sieciowych i dyskowych - zmierzenie poprawy wydajności.</text:span></text:p>
        </text:list-item>
        <text:list-item>
          <text:p text:style-name="P11">Testowanie wydajności sieciowej m. in. wsparcia dla tzw. jumbo-frames (pakietów &gt; 1532b), testy throughput i latency. Idealne warunki osiągniemy przez ustawienie wirtualnych interfejsów w tryb host only tworzy sieć zawierającą jedynie interfejs hosta i interfejsy maszyn wirtualizowanych, można sprawdzić komunikacje systemu wirtualizowanego z dowolnym serwerem www (np. Apache) uruchomionym na hoście.</text:p>
        </text:list-item>
        <text:list-item>
          <text:p text:style-name="P11">Testowanie wsparcia dla grafiki 2D i 3D.</text:p>
        </text:list-item>
      </text:list>
      <text:h text:style-name="Heading_20_3" text:outline-level="3"><text:bookmark text:name="h.78f9we9ohd5x"/><text:soft-page-break/>Planowane programy testowe</text:h>
      <text:h text:style-name="Heading_20_4" text:outline-level="4"><text:bookmark text:name="h.nw2pjpx097k"/>Programy własne</text:h>
      <text:list xml:id="list335308957" text:style-name="L8">
        <text:list-item>
          <text:p text:style-name="P12">Operacje na pamięci (język C, stdlib)</text:p>
        </text:list-item>
        <text:list-item>
          <text:p text:style-name="P12">Wykonanie równoległe operacji na pewnej liczbie procesów lub wątków (język C, unistd.h, pthreads)</text:p>
        </text:list-item>
      </text:list>
      <text:h text:style-name="Heading_20_4" text:outline-level="4"><text:bookmark text:name="h.wg2524idjgr4"/>Gotowe aplikacje</text:h>
      <text:list xml:id="list890756411" text:style-name="L9">
        <text:list-item>
          <text:p text:style-name="P13">Operacje na plikach (cp, dd, grep)</text:p>
        </text:list-item>
        <text:list-item>
          <text:p text:style-name="P13">Konwersja plików multimedialnych przy pomocy <text:span text:style-name="T3">ffmpeg</text:span></text:p>
        </text:list-item>
        <text:list-item>
          <text:p text:style-name="P13">Kompilacja programu w C/C++ (GCC)</text:p>
        </text:list-item>
        <text:list-item>
          <text:p text:style-name="P13">Program iperf dla zmierzenia throghput/latency sieci</text:p>
        </text:list-item>
        <text:list-item>
          <text:p text:style-name="P13">Sprawdzenie wsparcia dla jumbo-frames - zwiększenie MTU za pomocą ifconfig</text:p>
        </text:list-item>
        <text:list-item>
          <text:p text:style-name="P13">Wydajność grafiki 3D (glmark2)</text:p>
        </text:list-item>
      </text:list>
      <text:p text:style-name="Text_20_body"><text:bookmark text:name="h.3h9a6bxyujlz"/></text:p>
      <text:h text:style-name="P21" text:outline-level="1"/>
      <text:h text:style-name="P22" text:outline-level="1">Dokumentacja projektu</text:h>
      <text:h text:style-name="Heading_20_2" text:outline-level="2"><text:bookmark text:name="h.jf416vz1x6j8"/>Programy testowe</text:h>
      <text:p text:style-name="Text_20_body">Aplikacje uruchamiane są automatycznie przez skrypt przygotowany w Pythonie. Do części testów używane są gotowe programy (np. ffmpeg, gcc), a kilka testów używa własnoręcznie napisanych programów (np. test wielowątkowości). Czasy mierzone są albo przy pomocy funkcji w języku C (dla testu alokacji pamięci), albo przy pomocy funkcji Pythona: time.time().</text:p>
      <text:p text:style-name="Text_20_body">Niektóre z testów potrzebują dodatkowych plików, jak na przykład próba kompilacji w GCC - jeśli pliki nie są znalezione w katalogu z głównym programu testowego, to następuje próba automatycznego ich pobrania z internetu (apt-get testowane w Ubuntu 12.04).</text:p>
      <text:p text:style-name="Text_20_body">Środowisko do przeprowadzania eksperymentów umożliwia uruchamianie listy testów (--targets=...), a także uruchamiania całych ich zestawów. Testy są umieszczone w następujących grupach:</text:p>
      <text:list xml:id="list2118782040" text:style-name="L10">
        <text:list-item>
          <text:p text:style-name="P14">Podstawowe (g_basic)</text:p>
          <text:list>
            <text:list-item>
              <text:p text:style-name="P14">mem,</text:p>
            </text:list-item>
            <text:list-item>
              <text:p text:style-name="P14">copy,</text:p>
            </text:list-item>
            <text:list-item>
              <text:p text:style-name="P14">video,</text:p>
            </text:list-item>
            <text:list-item>
              <text:p text:style-name="P14">gcc,</text:p>
            </text:list-item>
            <text:list-item>
              <text:p text:style-name="P14">glmark,</text:p>
            </text:list-item>
            <text:list-item>
              <text:p text:style-name="P14">threads,</text:p>
            </text:list-item>
          </text:list>
        </text:list-item>
        <text:list-item>
          <text:p text:style-name="P14">Dyskowe (g_disk)</text:p>
          <text:list>
            <text:list-item>
              <text:p text:style-name="P14">copy,</text:p>
            </text:list-item>
            <text:list-item>
              <text:p text:style-name="P14">grep,</text:p>
            </text:list-item>
            <text:list-item>
              <text:p text:style-name="P14">dd_small,</text:p>
            </text:list-item>
            <text:list-item>
              <text:p text:style-name="P14">dd_large,</text:p>
            </text:list-item>
          </text:list>
        </text:list-item>
        <text:list-item>
          <text:p text:style-name="P14">Sieciowe (g_net)</text:p>
          <text:list>
            <text:list-item>
              <text:p text:style-name="P14">iperf,</text:p>
            </text:list-item>
            <text:list-item>
              <text:p text:style-name="P14">jumboframes,</text:p>
            </text:list-item>
          </text:list>
        </text:list-item>
      </text:list>
      <text:p text:style-name="Text_20_body"><text:span text:style-name="T1">Repozytorium:</text:span> <text:a xlink:type="simple" xlink:href="https://github.com/kliput/vm-benchmarks">https</text:a><text:a xlink:type="simple" xlink:href="https://github.com/kliput/vm-benchmarks">://</text:a><text:a xlink:type="simple" xlink:href="https://github.com/kliput/vm-benchmarks">github</text:a><text:a xlink:type="simple" xlink:href="https://github.com/kliput/vm-benchmarks">.</text:a><text:a xlink:type="simple" xlink:href="https://github.com/kliput/vm-benchmarks">com</text:a><text:a xlink:type="simple" xlink:href="https://github.com/kliput/vm-benchmarks">/</text:a><text:a xlink:type="simple" xlink:href="https://github.com/kliput/vm-benchmarks">kliput</text:a><text:a xlink:type="simple" xlink:href="https://github.com/kliput/vm-benchmarks">/</text:a><text:a xlink:type="simple" xlink:href="https://github.com/kliput/vm-benchmarks">vm</text:a><text:a xlink:type="simple" xlink:href="https://github.com/kliput/vm-benchmarks">-</text:a><text:a xlink:type="simple" xlink:href="https://github.com/kliput/vm-benchmarks">benchmarks</text:a></text:p>
      <text:h text:style-name="Heading_20_3" text:outline-level="3"><text:bookmark text:name="h.h4oe6e4ir9ip"/>Alokacja, zapełnianie i zwalnianie pamięci</text:h>
      <text:p text:style-name="Text_20_body">Przygotowany program został napisany w języku C i używa operacji malloc, memset oraz free do alokowania, zapełniania i zwalniania obszarów pamięci.</text:p>
      <text:list xml:id="list1444402229" text:style-name="L11">
        <text:list-item>
          <text:p text:style-name="P15">użytkownik ustawia rozmiar bloków do alokacji i liczbę powtórzeń tej akcji</text:p>
        </text:list-item>
        <text:list-item>
          <text:p text:style-name="P15">program wykonywany jest wielokrotnie dla zmierzenia średniego czasu <text:soft-page-break/>działania</text:p>
        </text:list-item>
        <text:list-item>
          <text:p text:style-name="P15">do testów przedstawionych w tym dokumencie zdecydowano się użyć pojedynczej alokacji jednego dużego bloku pamięci</text:p>
        </text:list-item>
      </text:list>
      <text:h text:style-name="Heading_20_3" text:outline-level="3"><text:bookmark text:name="h.uc55yhb365fr"/>Operacje na plikach</text:h>
      <text:h text:style-name="Heading_20_4" text:outline-level="4">Zwykłe kopiowanie pliku</text:h>
      <text:p text:style-name="Text_20_body">Test polega na kopiowaniu dużego pliku przy pomocy standardowego polecenia cp. Plik o wielkości 512MB został wygenerowany za pomocą /dev/urandom. Zmierzony został czas operacji kopiowania pliku do tego samego katalogu na tej samej partycji.</text:p>
      <text:h text:style-name="Heading_20_4" text:outline-level="4">Kopiowanie pliku blokami o różnej wielkośći</text:h>
      <text:p text:style-name="Text_20_body">Do przeprowadzenia testu używany jest plik wygenerowany w punkcie 1.2.1 oraz program <text:span text:style-name="T4">dd</text:span><text:span text:style-name="T5">. Podobnie jak w poprzednim punkcie test polega na kopiowaniu pliku na tą samą partycję, ale z użyciem bloków o wielkości 256B lub 4096B (rozmiar bloku używany na partycji EXT4 na testowych maszynach).</text:span></text:p>
      <text:h text:style-name="Heading_20_4" text:outline-level="4">Przeszukiwanie pliku za pomocą grep</text:h>
      <text:p text:style-name="Text_20_body">Najpierw generowany jest plik o wielkości ~200MB, zawierający pewne słowa. Następnie za pomocą programu <text:span text:style-name="T2">grep</text:span> zliczania jest liczba wystąpień pewnych słów. Mierzony jest czas operacji przeszukiwania pliku.</text:p>
      <text:h text:style-name="Heading_20_3" text:outline-level="3"><text:bookmark text:name="h.nuvrx9mblk3k"/>Konwersja multimediów</text:h>
      <text:p text:style-name="Text_20_body">Test polega na konwersji pliku wideo w formacie FLV pobranego z serwisu YouTube (jakość 240p) do pliku w formacie MPG.</text:p>
      <text:p text:style-name="Text_20_body">Czas trwania wideo: 03:47.52</text:p>
      <text:p text:style-name="Text_20_body">Rozmiary obrazu: 400x226</text:p>
      <text:h text:style-name="Heading_20_4" text:outline-level="4"><text:bookmark text:name="h.wq468745ulux"/>Dane pliku wejściowego:</text:h>
      <text:p text:style-name="Text_20_body">Video: flv, yuv420p, 400x226, 254 kb/s</text:p>
      <text:p text:style-name="Text_20_body">Audio: mp3, 22050 Hz, stereo, s16, 60 kb/s</text:p>
      <text:h text:style-name="Heading_20_4" text:outline-level="4"><text:bookmark text:name="h.4f0q78qe6p4u"/>Dane pliku wyjściowego:</text:h>
      <text:p text:style-name="Text_20_body">Video: mpeg1video, yuv420p, 400x226, q=2-31, 200 kb/s</text:p>
      <text:p text:style-name="Text_20_body">Audio: mp2, 22050 Hz, stereo, s16, 128 kb/s</text:p>
      <text:p text:style-name="Text_20_body"/>
      <text:h text:style-name="Heading_20_3" text:outline-level="3"><text:bookmark text:name="h.ha2i4ty74itq"/>Kompilacja w GCC</text:h>
      <text:p text:style-name="Text_20_body">Do sprawdzenia wydajności działania kompilatora GCC wykorzystaliśmy źródła programu rxvt 2.7.10. Aplikacja jest kompilowana w normalny sposób - najpierw jest konfigurowana za pomocą ./configure, a następnie budowana za pomocą make.</text:p>
      <text:p text:style-name="Text_20_body"><text:soft-page-break/>Mierzony jest czas działania make.</text:p>
      <text:h text:style-name="Heading_20_3" text:outline-level="3"><text:bookmark text:name="h.3zhrf49d783a"/>Grafika 3D</text:h>
      <text:p text:style-name="Text_20_body">Sprawdzenie wydajności systemu graficznego polega na wykorzystaniu programu <text:span text:style-name="T2">glmark2</text:span> dostępnego w repozytoriach Ubuntu w wersjach powyżej 11.04. Sprawdza on liczbę wyrenderowanych klatek na sekundę przy wyświetlaniu obracającego się modelu 3D. W aplikacji użyta została scena “build”.</text:p>
      <text:p text:style-name="Text_20_body">Uwaga: ten test działa tylko w przypadku, kiedy na maszynie wirtualnej wspierany jest OpenGL 2.</text:p>
      <text:p text:style-name="Text_20_body">Wynikiem jest liczba klatek na sekundę.</text:p>
      <text:h text:style-name="Heading_20_3" text:outline-level="3"><text:bookmark text:name="h.q4j62rtwi1vh"/>Wielowątkowość</text:h>
      <text:p text:style-name="Text_20_body">Do testów wydajności aplikacji wielowątkowych napisaliśmy własny program w języku C korzystający z biblioteki pthreads. Test polega na uruchomieniu wielu wątków (domyślnie 8), w których wykonywane są pętle, w których wykonywana jest operacja dodawania liczb. Liczba iteracji wynosi maksymalną wartości int (MAX_INT). Nie jest prowadzona komunikacja ani synchronizacja między wątkami. Czas wykonania mierzony jest w sekundach.</text:p>
      <text:h text:style-name="Heading_20_3" text:outline-level="3">Testy sieciowe</text:h>
      <text:p text:style-name="Text_20_body">Testy wydajności sieci przeprowadzono z wykorzystaniem programu profilującego <text:span text:style-name="T2">iperf</text:span>. Aby dokonać pomiarów przepustowości należy uruchomić program w trybie serwera na systemie gospodarzu, a następnie połączyć się z nim za pomocą klienta w systemie gościu.</text:p>
      <text:p text:style-name="Text_20_body">Odpowiednio komendy:</text:p>
      <text:p text:style-name="Text_20_body">iperf -s</text:p>
      <text:p text:style-name="Text_20_body">iperf -c</text:p>
      <text:p text:style-name="Text_20_body"/>
      <text:p text:style-name="Text_20_body">Dodatkowo, aby przeprowadzić sprawdzenie wsparcia dla tak zwanych jumbo‑frames:</text:p>
      <text:p text:style-name="Text_20_body">ifconfig eth0 mtu 9000</text:p>
      <text:p text:style-name="Text_20_body"/>
      <text:p text:style-name="Text_20_body">Czyli dla danego interfejsu rozmiar maksymalnego pakietu w bajtach, zauważmy że przekracza znacznie standardowe 1500. Następnie należy ustawić mss dla iperf w trybie klienta poleceniem:</text:p>
      <text:p text:style-name="Text_20_body">iperf -c -mss 9000</text:p>
      <text:p text:style-name="Text_20_body"/>
      <text:p text:style-name="Text_20_body"/>
      <text:h text:style-name="Heading_20_2" text:outline-level="2"><text:soft-page-break/>Testy</text:h>
      <text:h text:style-name="Heading_20_3" text:outline-level="3"><text:bookmark text:name="h.b4pj63m5owax"/>Badanie wydajności QEMU z użyciem modułu KVM oraz w trybie emulacji programowej w gospodarzu Linux</text:h>
      <text:p text:style-name="Text_20_body">Do przygotowania dysku maszyny wirtualnej użyty został wcześniej przygotowany dysk typu VDI z zainstalowanym systemem Lubuntu, który został skonwertowany na format QED – został wybrany, dlatego, że jest stosunkowo nowym formatem wspieranych przez QEMU.</text:p>
      <text:p text:style-name="Text_20_body">Pozostałe popularne formaty to między innymi: raw, qcow, qcow2. QEMU wspiera także formaty vmdk i vdi używane w VMWare i VirtualBoksie. Do programu wprowadzany jest także format VFS, uważany za najbardziej wydajny. Program <text:span text:style-name="T2">qemu-img</text:span> pozwala także na konwersję ponad 25 formatów obrazów dysków.</text:p>
      <text:h text:style-name="Heading_20_4" text:outline-level="4">Tryby działania QEMU</text:h>
      <text:p text:style-name="Text_20_body">W trybie emulacji systemu QEMU może korzystać z domyślnej pełnej emulacji maszyny TCG lub z modułu KVM.</text:p>
      <text:p text:style-name="Text_20_body">Zadaniem <text:span text:style-name="T2">TCG</text:span> (Tiny Code Generator) jest przekształcanie docelowych instrukcji (procesora emulowanego) przez frontend TCG do operacji TCG, które są następnie zamieniane na instrukcje procesora gospodarza (procesor bezpośrednio wykonujący kod QEMU) przez backend TCG.</text:p>
      <text:p text:style-name="Text_20_body"><text:span text:style-name="T2">KVM</text:span> (Kernel Virtual Machine) jest modułem jądra Linuksa, który pozwala programowi działającemu w trybie użytkownika na używanie funkcji wirtualizacji sprzętu oferowanego przez różne procesory. QEMU czerpie korzyści z używania KVM jeśli wirtualizowana architektura gościa jest taka sama jak architektura gospodarza.</text:p>
      <text:p text:style-name="Text_20_body">Poniższe testy sprawdzają różnicę wydajności przy użyciu obu sposobów wirtualizacji. QEMU zostało uruchomione w trybie 64-bit na systemie 64-bitowym.</text:p>
      <text:h text:style-name="Heading_20_4" text:outline-level="4"><text:bookmark text:name="h.j35txyvcudtm"/>Użyte ustawienia maszyn wirtualnych i warunki gospodarza</text:h>
      <text:p text:style-name="Text_20_body">Testy zostały wykonane przy </text:p>
      <text:p text:style-name="Text_20_body">Obie konfiguracje miały włączony tryb 64-bit, 1 GB RAM i stos sieciowy w trybie użytkownika.</text:p>
      <text:p text:style-name="Text_20_body">Różnice w konfiguracjach:</text:p>
      <text:list xml:id="list1269889214" text:style-name="L12">
        <text:list-item>
          <text:p text:style-name="P16">KVM: <text:line-break/>qemu-system-x86_64 -machine accel=kvm -drive file='Lubuntu-qemu-projekt.qed' -m 1G -net nic,vlan=0 -net user,vlan=0 -localtime -enable-kvm</text:p>
        </text:list-item>
        <text:list-item>
          <text:p text:style-name="P16">TCG: <text:line-break/>sudo rmmod kvm kvm-intel # wyłączenie modułów KVM<text:line-break/>qemu-system-x86_64 -machine accel=tcg -drive file='Lubuntu-qemu-projekt.qed' -m 1G -net nic,vlan=0 -net user,vlan=0 -localtime</text:p>
        </text:list-item>
      </text:list>
      <text:p text:style-name="Text_20_body">Do pomiarów użyto testów podstawowych (patrz: pkt. Programy testowe).</text:p>
      <text:p text:style-name="Text_20_body"><text:soft-page-break/>Dodatkowo do testowania wielowątkowości użyto przełącznika: -smp 4 (użycie 4 rdzeni)</text:p>
      <text:h text:style-name="Heading_20_4" text:outline-level="4">Zbiorcze wyniki testów</text:h>
      <text:h text:style-name="Heading_20_5" text:outline-level="5">Testy: operacji na pamięci, kopiowania danych na dysku, konwersji wideo, kompilacji GCC oraz wykonania programu wielowątkowego</text:h>
      <text:p text:style-name="Text_20_body">Tabela wyników (czas działania w sekundach, im mniej tym lepiej)</text:p>
      <table:table table:name="Tabela1" table:style-name="Tabela1">
        <table:table-column table:style-name="Tabela1.A"/>
        <table:table-column table:style-name="Tabela1.B" table:number-columns-repeated="3"/>
        <table:table-column table:style-name="Tabela1.E"/>
        <table:table-row table:style-name="Tabela1.1">
          <table:table-cell table:style-name="Tabela1.A1" office:value-type="string">
            <text:p text:style-name="Table_20_Contents"/>
          </table:table-cell>
          <table:table-cell table:style-name="Tabela1.B1" office:value-type="string">
            <text:p text:style-name="P2">pamięć</text:p>
          </table:table-cell>
          <table:table-cell table:style-name="Tabela1.B1" office:value-type="string">
            <text:p text:style-name="P2">kopiowanie</text:p>
          </table:table-cell>
          <table:table-cell table:style-name="Tabela1.B1" office:value-type="string">
            <text:p text:style-name="P2">konwersja wideo</text:p>
          </table:table-cell>
          <table:table-cell table:style-name="Tabela1.E1" office:value-type="string">
            <text:p text:style-name="P2">kompilacja GCC</text:p>
          </table:table-cell>
        </table:table-row>
        <table:table-row table:style-name="Tabela1.1">
          <table:table-cell table:style-name="Tabela1.A2" office:value-type="string">
            <text:p text:style-name="P2">Host</text:p>
          </table:table-cell>
          <table:table-cell table:style-name="Tabela1.B2" office:value-type="float" office:value="0.42">
            <text:p text:style-name="P3">0,42</text:p>
          </table:table-cell>
          <table:table-cell table:style-name="Tabela1.C2" office:value-type="float" office:value="11.32">
            <text:p text:style-name="P3">11,32</text:p>
          </table:table-cell>
          <table:table-cell table:style-name="Tabela1.D2" office:value-type="float" office:value="6.39">
            <text:p text:style-name="P3">6,39</text:p>
          </table:table-cell>
          <table:table-cell table:style-name="Tabela1.E2" office:value-type="float" office:value="3.54">
            <text:p text:style-name="P3">3,54</text:p>
          </table:table-cell>
        </table:table-row>
        <table:table-row table:style-name="Tabela1.3">
          <table:table-cell table:style-name="Tabela1.A2" office:value-type="string">
            <text:p text:style-name="P2">QEMU KVM</text:p>
          </table:table-cell>
          <table:table-cell table:style-name="Tabela1.B3" office:value-type="float" office:value="0.56">
            <text:p text:style-name="P3">0,56</text:p>
          </table:table-cell>
          <table:table-cell table:style-name="Tabela1.C3" office:value-type="float" office:value="18.94">
            <text:p text:style-name="P3">18,94</text:p>
          </table:table-cell>
          <table:table-cell table:style-name="Tabela1.D3" office:value-type="float" office:value="8.07">
            <text:p text:style-name="P3">8,07</text:p>
          </table:table-cell>
          <table:table-cell table:style-name="Tabela1.E3" office:value-type="float" office:value="3.69">
            <text:p text:style-name="P3">3,69</text:p>
          </table:table-cell>
        </table:table-row>
        <table:table-row table:style-name="Tabela1.1">
          <table:table-cell table:style-name="Tabela1.A2" office:value-type="string">
            <text:p text:style-name="P2">QEMU TCG</text:p>
          </table:table-cell>
          <table:table-cell table:style-name="Tabela1.B4" office:value-type="float" office:value="6.08">
            <text:p text:style-name="P3">6,08</text:p>
          </table:table-cell>
          <table:table-cell table:style-name="Tabela1.C4" office:value-type="float" office:value="47.85">
            <text:p text:style-name="P3">47,85</text:p>
          </table:table-cell>
          <table:table-cell table:style-name="Tabela1.D4" office:value-type="string">
            <text:p text:style-name="P4">(nie wykonano)</text:p>
          </table:table-cell>
          <table:table-cell table:style-name="Tabela1.E4" office:value-type="float" office:value="95.74">
            <text:p text:style-name="P3">95,74</text:p>
          </table:table-cell>
        </table:table-row>
      </table:table>
      <text:p text:style-name="Text_20_body">Próba konwersji wideo za pomocą ffmpeg nie powiodła się w QEMU w trybie emulacji TCG – prawdopodobnie zostało to spowodowane pewnymi niekompatybilnymi parametrami emulowanego procesora.</text:p>
      <text:p text:style-name="Text_20_body"/>
      <text:p text:style-name="Text_20_body"><draw:frame draw:style-name="fr1" draw:name="Obiekt1" text:anchor-type="paragraph" svg:width="16cm" svg:height="8.999cm" draw:z-index="0"><draw:object xlink:href="./Object 1" xlink:type="simple" xlink:show="embed" xlink:actuate="onLoad"/><draw:image xlink:href="./ObjectReplacements/Object 1" xlink:type="simple" xlink:show="embed" xlink:actuate="onLoad"/></draw:frame>Jak widać na wykresie, operacje QEMU w trybie KVM jest niemal tak wydajne jak w systemie gospodarza. QEMU w trybie pełnej emulacji (TCG) jest znacznie wolniejsze. Ponadto jak wcześniej napisano, konwersja wideo w ogóle się tam nie uruchamia.</text:p>
      <text:h text:style-name="Heading_20_5" text:outline-level="5">Testy wielowątkowości – 8 wątków → 4 rdzenie</text:h>
      <text:p text:style-name="Text_20_body">Tabela wyników (czas wykonania w sekundach – im mniej tym lepiej).</text:p>
      <table:table table:name="Tabela2" table:style-name="Tabela2">
        <table:table-column table:style-name="Tabela2.A"/>
        <table:table-column table:style-name="Tabela2.B"/>
        <table:table-row table:style-name="Tabela2.1">
          <table:table-cell table:style-name="Tabela2.A1" office:value-type="string">
            <text:p text:style-name="Table_20_Contents"/>
          </table:table-cell>
          <table:table-cell table:style-name="Tabela2.B1" office:value-type="string">
            <text:p text:style-name="P2">wielowątkowość</text:p>
          </table:table-cell>
        </table:table-row>
        <table:table-row table:style-name="Tabela2.2">
          <table:table-cell table:style-name="Tabela2.A2" office:value-type="string">
            <text:p text:style-name="P2">Host</text:p>
          </table:table-cell>
          <table:table-cell table:style-name="Tabela2.B2" office:value-type="float" office:value="20.81">
            <text:p text:style-name="P3">20,81</text:p>
          </table:table-cell>
        </table:table-row>
        <table:table-row table:style-name="Tabela2.1">
          <table:table-cell table:style-name="Tabela2.A2" office:value-type="string">
            <text:p text:style-name="P2">QEMU KVM</text:p>
          </table:table-cell>
          <table:table-cell table:style-name="Tabela2.B3" office:value-type="float" office:value="20.96">
            <text:p text:style-name="P3">20,96</text:p>
          </table:table-cell>
        </table:table-row>
        <table:table-row table:style-name="Tabela2.2">
          <table:table-cell table:style-name="Tabela2.A2" office:value-type="string">
            <text:p text:style-name="P2">QEMU TCG</text:p>
          </table:table-cell>
          <table:table-cell table:style-name="Tabela2.B4" office:value-type="float" office:value="282.07">
            <text:p text:style-name="P3">282,07</text:p>
          </table:table-cell>
        </table:table-row>
      </table:table>
      <text:p text:style-name="Text_20_body"/>
      <text:p text:style-name="Text_20_body"><draw:frame draw:style-name="fr1" draw:name="Obiekt2" text:anchor-type="paragraph" svg:width="16cm" svg:height="8.999cm" draw:z-index="1"><draw:object xlink:href="./Object 2" xlink:type="simple" xlink:show="embed" xlink:actuate="onLoad"/><draw:image xlink:href="./ObjectReplacements/Object 2" xlink:type="simple" xlink:show="embed" xlink:actuate="onLoad"/></draw:frame><text:soft-page-break/>QEMU w trybie KVM w pełni potrafi wykorzystać 4 rdzenie – wykonują się 4 wątki w systemie gospodarza. QEMU przy pełnej emulacji korzysta tylko z jednego wątku w systemie gospodarzu. Wyniki tak jak poprzednio wskazują na zbliżone wyniki wydajności między gospodarzem a QEMU KVM.</text:p>
      <text:h text:style-name="Heading_20_5" text:outline-level="5">Testy grafiki 3D</text:h>
      <text:p text:style-name="Text_20_body">Wyniki: liczba renderowanych klatek na sekundę – im więcej tym lepiej.</text:p>
      <text:p text:style-name="Text_20_body"/>
      <table:table table:name="Tabela3" table:style-name="Tabela3">
        <table:table-column table:style-name="Tabela3.A" table:number-columns-repeated="2"/>
        <table:table-row table:style-name="Tabela3.1">
          <table:table-cell table:style-name="Tabela3.A1" office:value-type="string">
            <text:p text:style-name="Table_20_Contents"/>
          </table:table-cell>
          <table:table-cell table:style-name="Tabela3.B1" office:value-type="string">
            <text:p text:style-name="P2">grafika 3D</text:p>
          </table:table-cell>
        </table:table-row>
        <table:table-row table:style-name="Tabela3.1">
          <table:table-cell table:style-name="Tabela3.A2" office:value-type="string">
            <text:p text:style-name="P2">Host</text:p>
          </table:table-cell>
          <table:table-cell table:style-name="Tabela3.B2" office:value-type="float" office:value="411">
            <text:p text:style-name="P3">411</text:p>
          </table:table-cell>
        </table:table-row>
        <table:table-row table:style-name="Tabela3.1">
          <table:table-cell table:style-name="Tabela3.A2" office:value-type="string">
            <text:p text:style-name="P2">QEMU KVM</text:p>
          </table:table-cell>
          <table:table-cell table:style-name="Tabela3.B3" office:value-type="float" office:value="25">
            <text:p text:style-name="P3">25</text:p>
          </table:table-cell>
        </table:table-row>
        <table:table-row table:style-name="Tabela3.1">
          <table:table-cell table:style-name="Tabela3.A2" office:value-type="string">
            <text:p text:style-name="P2">QEMU TCG</text:p>
          </table:table-cell>
          <table:table-cell table:style-name="Tabela3.B4" office:value-type="float" office:value="1">
            <text:p text:style-name="P3">1</text:p>
          </table:table-cell>
        </table:table-row>
      </table:table>
      <text:p text:style-name="Text_20_body"><draw:frame draw:style-name="fr2" draw:name="Obiekt3" text:anchor-type="paragraph" svg:y="0.171cm" svg:width="16cm" svg:height="8.999cm" draw:z-index="2"><draw:object xlink:href="./Object 3" xlink:type="simple" xlink:show="embed" xlink:actuate="onLoad"/><draw:image xlink:href="./ObjectReplacements/Object 3" xlink:type="simple" xlink:show="embed" xlink:actuate="onLoad"/></draw:frame></text:p>
      <text:p text:style-name="Text_20_body"><text:soft-page-break/>We wszystkich systemach sterownik karty graficznej obsługiwał OpenGL 2.1.</text:p>
      <text:p text:style-name="Text_20_body">Sterownikiem w systemie gospodarzu był: <text:span text:style-name="T2">Mesa DRI Intel(R) Ironlake Mobile</text:span></text:p>
      <text:p text:style-name="Text_20_body">W systemach wirtualizowanych: <text:span text:style-name="T2">Gallium 0.4 on llvmpipe (LLVM 0x300)</text:span></text:p>
      <text:p text:style-name="Text_20_body">Efekt lepszej wydajności w KVM spowodowany jest prawdopodobnie przejęciem przez procesor obliczania operacji graficznych.</text:p>
      <text:h text:style-name="Heading_20_4" text:outline-level="4"><text:bookmark text:name="h.ot3ge2qd79mw"/>Obserwacje dodatkowe: zużycie pamięci w systemach gospodarzach</text:h>
      <text:p text:style-name="Text_20_body">QEMU działające w trybie emulacji TCG zużywa w systemie gospodarzu znacznie więcej pamięci operacyjnej niż wykorzystuje system gość. Mimo, że w systemie gościu zużycie pamięci wynosiło 140 MB, w systemie goszczącym maszyna wirtualna zajmowała 800 MB pamięci (517%).</text:p>
      <text:p text:style-name="Text_20_body">W trybie KVM przy zużyciu 140 MB, system goszczący używał 450 MB (321%).</text:p>
      <text:h text:style-name="Heading_20_3" text:outline-level="3"><text:bookmark text:name="h.uaofzhn3fgwc"/>Badanie wydajności operacji dyskowych QEMU-KVM z użyciem VIRTIO-drive i bez niego</text:h>
      <text:p text:style-name="Text_20_body">Testy zostały przeprowadzone z użyciem wirtualnego dysku w formacie QED o zmiennej wielkości. Obie konfiguracje miały włączony tryb 64-bit, 1 GB RAM i stos sieciowy w trybie użytkownika oraz pracowały z użyciem KVM.</text:p>
      <text:p text:style-name="Text_20_body">Badanie ma na celu sprawdzenie wzrostu wydajności spowodowanego użyciem sterowników VIRTIO dla dyskowych operacji wejścia-wyjścia.</text:p>
      <text:h text:style-name="Heading_20_4" text:outline-level="4"><text:bookmark text:name="h.58bs01o27bol"/>Polecenia uruchamiające</text:h>
      <text:list xml:id="list626180597" text:style-name="L13">
        <text:list-item>
          <text:p text:style-name="P17">Bez VIRTIO-drive: qemu-system-x86_64 -machine accel=kvm -drive file='Lubuntu-qemu-projekt.qed' -m 1G -net nic,vlan=0 -net user,vlan=0 -localtime -enable-kvm</text:p>
        </text:list-item>
        <text:list-item>
          <text:p text:style-name="P17">Z VIRTIO-drive: qemu-system-x86_64 -machine accel=kvm -drive file='Lubuntu-qemu-projekt.qed',if=virtio -m 1G -net nic,vlan=0 -net user,vlan=0 -localtime -enable-kvm</text:p>
        </text:list-item>
      </text:list>
      <text:h text:style-name="Heading_20_4" text:outline-level="4"><text:bookmark text:name="h.vjg5vxhw3hqa"/>Konfiguracja testów</text:h>
      <text:p text:style-name="Text_20_body">Test kopiowania polegał na skopiowaniu pojedynczego pliku o wielkości 512MB do tego samego katalogu, na tej samej partycji (EXT4). Pozostałe testy są skonfigurowane standardowo (patrz: pkt. 1.2 – operacje na plikach).</text:p>
      <text:h text:style-name="Heading_20_5" text:outline-level="5"><text:bookmark text:name="h.8hftgt656wev"/>Wyniki</text:h>
      <text:p text:style-name="P1">Wyniki testów dyskowych były najtrudniejsze do opracowania, gdyż w systemie gospodarzu mamy do czynienia z technologią opóźnionego zapisu i asynchronicznych operacji wejścia-wyjścia. Przez to czas poszczególnych operacji zmienia się (nawet o 100%) jeśli operacja wejścia-wyjścia zostanie wywołana dwukrotnie, jedna po drugiej.</text:p>
      <text:p text:style-name="Text_20_body">Na poniższym wykresie przedstawiono zmianę w czasie wykonania podczas kolejnych wywołań operacji dyskowych na systemie gospodarza. Wszystkie operacje były wykonywane na jednym pliku, przy czym pierwszą operacją było <text:soft-page-break/>„copy”. Jak widać, po przeprowadzeniu pierwszej operacji na pliku, czas innych operacji zmniejszył się o połowę.</text:p>
      <text:p text:style-name="Text_20_body"/>
      <text:p text:style-name="Text_20_body"><draw:frame draw:style-name="fr3" draw:name="Obiekt4" text:anchor-type="paragraph" svg:width="16cm" svg:height="8.999cm" draw:z-index="3"><draw:object xlink:href="./Object 4" xlink:type="simple" xlink:show="embed" xlink:actuate="onLoad"/><draw:image xlink:href="./ObjectReplacements/Object 4" xlink:type="simple" xlink:show="embed" xlink:actuate="onLoad"/></draw:frame></text:p>
      <text:p text:style-name="Text_20_body">Uśrednione wyniki testów:</text:p>
      <table:table table:name="Tabela4" table:style-name="Tabela4">
        <table:table-column table:style-name="Tabela4.A"/>
        <table:table-column table:style-name="Tabela4.B"/>
        <table:table-column table:style-name="Tabela4.C"/>
        <table:table-column table:style-name="Tabela4.D"/>
        <table:table-column table:style-name="Tabela4.E"/>
        <table:table-row table:style-name="Tabela4.1">
          <table:table-cell table:style-name="Tabela4.A1">
            <text:p text:style-name="Table_20_Contents"/>
          </table:table-cell>
          <table:table-cell table:style-name="Tabela4.B1" office:value-type="string">
            <text:p text:style-name="P2">Kopiowanie (cp)</text:p>
          </table:table-cell>
          <table:table-cell table:style-name="Tabela4.B1" office:value-type="string">
            <text:p text:style-name="P2">Wyszukiwanie (grep)</text:p>
          </table:table-cell>
          <table:table-cell table:style-name="Tabela4.B1" office:value-type="string">
            <text:p text:style-name="P2">Kopiowanie małymi blokami</text:p>
          </table:table-cell>
          <table:table-cell table:style-name="Tabela4.E1" office:value-type="string">
            <text:p text:style-name="P2">Kopiowanie dużymi blokami</text:p>
          </table:table-cell>
        </table:table-row>
        <table:table-row table:style-name="Tabela4.2">
          <table:table-cell table:style-name="Tabela4.A2" office:value-type="string">
            <text:p text:style-name="P2">Host</text:p>
          </table:table-cell>
          <table:table-cell table:style-name="Tabela4.B2" office:value-type="float" office:value="9.48">
            <text:p text:style-name="P3">9.48</text:p>
          </table:table-cell>
          <table:table-cell table:style-name="Tabela4.C2" office:value-type="float" office:value="1.03">
            <text:p text:style-name="P3">1.03</text:p>
          </table:table-cell>
          <table:table-cell table:style-name="Tabela4.D2" office:value-type="float" office:value="11.2925">
            <text:p text:style-name="P3">11.29</text:p>
          </table:table-cell>
          <table:table-cell table:style-name="Tabela4.E2" office:value-type="float" office:value="10.3375">
            <text:p text:style-name="P3">10.34</text:p>
          </table:table-cell>
        </table:table-row>
        <table:table-row table:style-name="Tabela4.2">
          <table:table-cell table:style-name="Tabela4.A2" office:value-type="string">
            <text:p text:style-name="P2">QEMU</text:p>
          </table:table-cell>
          <table:table-cell table:style-name="Tabela4.B3" office:value-type="float" office:value="11.4933333333333">
            <text:p text:style-name="P3">11.49</text:p>
          </table:table-cell>
          <table:table-cell table:style-name="Tabela4.C3" office:value-type="float" office:value="3.1225">
            <text:p text:style-name="P3">3.12</text:p>
          </table:table-cell>
          <table:table-cell table:style-name="Tabela4.D3" office:value-type="float" office:value="21.4733333333333">
            <text:p text:style-name="P3">21.47</text:p>
          </table:table-cell>
          <table:table-cell table:style-name="Tabela4.E3" office:value-type="float" office:value="19.595">
            <text:p text:style-name="P3">19.60</text:p>
          </table:table-cell>
        </table:table-row>
        <table:table-row table:style-name="Tabela4.2">
          <table:table-cell table:style-name="Tabela4.A2" office:value-type="string">
            <text:p text:style-name="P2">QEMU VIRTIO</text:p>
          </table:table-cell>
          <table:table-cell table:style-name="Tabela4.B4" office:value-type="float" office:value="4.29">
            <text:p text:style-name="P3">4.29</text:p>
          </table:table-cell>
          <table:table-cell table:style-name="Tabela4.C4" office:value-type="float" office:value="1.15">
            <text:p text:style-name="P3">1.15</text:p>
          </table:table-cell>
          <table:table-cell table:style-name="Tabela4.D4" office:value-type="float" office:value="10.8933333333333">
            <text:p text:style-name="P3">10.89</text:p>
          </table:table-cell>
          <table:table-cell table:style-name="Tabela4.E4" office:value-type="float" office:value="9.795">
            <text:p text:style-name="P3">9.80</text:p>
          </table:table-cell>
        </table:table-row>
      </table:table>
      <text:p text:style-name="Text_20_body"/>
      <text:p text:style-name="Text_20_body"><draw:frame draw:style-name="fr4" draw:name="Obiekt5" text:anchor-type="paragraph" svg:x="0.501cm" svg:y="0.168cm" svg:width="16cm" svg:height="8.999cm" draw:z-index="4"><draw:object xlink:href="./Object 5" xlink:type="simple" xlink:show="embed" xlink:actuate="onLoad"/><draw:image xlink:href="./ObjectReplacements/Object 5" xlink:type="simple" xlink:show="embed" xlink:actuate="onLoad"/></draw:frame></text:p>
      <text:p text:style-name="Text_20_body"><text:soft-page-break/>Ogólnie zastosowanie sterowników VIRTIO poprawia wydajność operacji dyskowych do poziomu zbliżonego z systemem gospodarza.</text:p>
      <text:p text:style-name="Text_20_body">Bardzo ciekawym zjawiskiem jest także większa prędkość kopiowania pliku w QEMU z VIRTIO względem systemu gospodarza. „Anomalie” te są spowodowane asynchronicznymi operacjami wejścia-wyjścia przeprowadzanymi przez system gospodarza. System gospodarz ładuje wcześniej używane części dysku systemu gościa do cache-u po czym używa opóźnionego zapisu.<text:note text:id="ftn1" text:note-class="endnote"><text:note-citation>i</text:note-citation><text:note-body><text:p text:style-name="Endnote"><text:a xlink:type="simple" xlink:href="http://www.virtualbox.org/manual/ch05.html">http://www.virtualbox.org/manual/ch05.html</text:a> - Host I/O caching</text:p></text:note-body></text:note></text:p>
      <text:h text:style-name="Heading_20_3" text:outline-level="3">Porównanie wydajności maszyn wirtualnych QEMU, VirtualBox i Vmware na systemach Linux i Windows</text:h>
      <text:h text:style-name="Heading_20_5" text:outline-level="5">Testy podstawowe: pamięć, konwersja w ffmpeg, kompilacja w GCC</text:h>
      <text:p text:style-name="Text_20_body">Do porównania użyto testów podstawowych z pominięciem testów dyskowych (z powodów mało reprezentatywnych wyników).</text:p>
      <text:p text:style-name="Text_20_body"/>
      <table:table table:name="Tabela5" table:style-name="Tabela5">
        <table:table-column table:style-name="Tabela5.A" table:number-columns-repeated="3"/>
        <table:table-column table:style-name="Tabela5.D"/>
        <table:table-row table:style-name="Tabela5.1">
          <table:table-cell table:style-name="Tabela5.A1" office:value-type="string">
            <text:p text:style-name="Table_20_Contents"/>
          </table:table-cell>
          <table:table-cell table:style-name="Tabela5.B1" office:value-type="string">
            <text:p text:style-name="P2">pamięć</text:p>
          </table:table-cell>
          <table:table-cell table:style-name="Tabela5.B1" office:value-type="string">
            <text:p text:style-name="P2">konwersja wideo</text:p>
          </table:table-cell>
          <table:table-cell table:style-name="Tabela5.B1" office:value-type="string">
            <text:p text:style-name="P2">kompilacja GCC</text:p>
          </table:table-cell>
        </table:table-row>
        <table:table-row table:style-name="Tabela5.1">
          <table:table-cell table:style-name="Tabela5.B1" office:value-type="string">
            <text:p text:style-name="P2">Host</text:p>
          </table:table-cell>
          <table:table-cell table:style-name="Tabela5.B2" office:value-type="float" office:value="0.42">
            <text:p text:style-name="P3">0,42</text:p>
          </table:table-cell>
          <table:table-cell table:style-name="Tabela5.C2" office:value-type="float" office:value="6.39">
            <text:p text:style-name="P3">6,39</text:p>
          </table:table-cell>
          <table:table-cell table:style-name="Tabela5.D2" office:value-type="float" office:value="3.54">
            <text:p text:style-name="P3">3,54</text:p>
          </table:table-cell>
        </table:table-row>
        <table:table-row table:style-name="Tabela5.3">
          <table:table-cell table:style-name="Tabela5.B1" office:value-type="string">
            <text:p text:style-name="P2">QEMU KVM</text:p>
          </table:table-cell>
          <table:table-cell table:style-name="Tabela5.B3" office:value-type="float" office:value="0.56">
            <text:p text:style-name="P3">0,56</text:p>
          </table:table-cell>
          <table:table-cell table:style-name="Tabela5.C3" office:value-type="float" office:value="8.07">
            <text:p text:style-name="P3">8,07</text:p>
          </table:table-cell>
          <table:table-cell table:style-name="Tabela5.D3" office:value-type="float" office:value="3.69">
            <text:p text:style-name="P3">3,69</text:p>
          </table:table-cell>
        </table:table-row>
        <table:table-row table:style-name="Tabela5.3">
          <table:table-cell table:style-name="Tabela5.B1" office:value-type="string">
            <text:p text:style-name="P2">VirtualBox Linux</text:p>
          </table:table-cell>
          <table:table-cell table:style-name="Tabela5.B4" office:value-type="float" office:value="0.4">
            <text:p text:style-name="P3">0,4</text:p>
          </table:table-cell>
          <table:table-cell table:style-name="Tabela5.C4" office:value-type="float" office:value="8.91">
            <text:p text:style-name="P3">8,91</text:p>
          </table:table-cell>
          <table:table-cell table:style-name="Tabela5.D4" office:value-type="float" office:value="4.7">
            <text:p text:style-name="P3">4,7</text:p>
          </table:table-cell>
        </table:table-row>
        <table:table-row table:style-name="Tabela5.3">
          <table:table-cell table:style-name="Tabela5.B1" office:value-type="string">
            <text:p text:style-name="P2">VirtualBox Windows</text:p>
          </table:table-cell>
          <table:table-cell table:style-name="Tabela5.B5" office:value-type="float" office:value="0.4">
            <text:p text:style-name="P3">0,4</text:p>
          </table:table-cell>
          <table:table-cell table:style-name="Tabela5.C5" office:value-type="float" office:value="7.04">
            <text:p text:style-name="P3">7,04</text:p>
          </table:table-cell>
          <table:table-cell table:style-name="Tabela5.D5" office:value-type="float" office:value="4.29">
            <text:p text:style-name="P3">4,29</text:p>
          </table:table-cell>
        </table:table-row>
        <table:table-row table:style-name="Tabela5.3">
          <table:table-cell table:style-name="Tabela5.B1" office:value-type="string">
            <text:p text:style-name="P2">Vmware Linux</text:p>
          </table:table-cell>
          <table:table-cell table:style-name="Tabela5.B6" office:value-type="float" office:value="0.5">
            <text:p text:style-name="P3">0,5</text:p>
          </table:table-cell>
          <table:table-cell table:style-name="Tabela5.C6" office:value-type="float" office:value="5.9">
            <text:p text:style-name="P3">5,9</text:p>
          </table:table-cell>
          <table:table-cell table:style-name="Tabela5.D6" office:value-type="float" office:value="3.88">
            <text:p text:style-name="P3">3,88</text:p>
          </table:table-cell>
        </table:table-row>
        <table:table-row table:style-name="Tabela5.3">
          <table:table-cell table:style-name="Tabela5.B1" office:value-type="string">
            <text:p text:style-name="P2">Vmware Windows</text:p>
          </table:table-cell>
          <table:table-cell table:style-name="Tabela5.B7" office:value-type="float" office:value="0.5">
            <text:p text:style-name="P3">0,5</text:p>
          </table:table-cell>
          <table:table-cell table:style-name="Tabela5.C7" office:value-type="float" office:value="6.44">
            <text:p text:style-name="P3">6,44</text:p>
          </table:table-cell>
          <table:table-cell table:style-name="Tabela5.D7" office:value-type="float" office:value="4.15">
            <text:p text:style-name="P3">4,15</text:p>
          </table:table-cell>
        </table:table-row>
      </table:table>
      <text:p text:style-name="Text_20_body"/>
      <text:p text:style-name="Text_20_body"><draw:frame draw:style-name="fr3" draw:name="Obiekt6" text:anchor-type="paragraph" svg:width="21.001cm" svg:height="10.478cm" draw:z-index="5"><draw:object xlink:href="./Object 6" xlink:type="simple" xlink:show="embed" xlink:actuate="onLoad"/><draw:image xlink:href="./ObjectReplacements/Object 6" xlink:type="simple" xlink:show="embed" xlink:actuate="onLoad"/></draw:frame></text:p>
      <text:h text:style-name="Heading_20_5" text:outline-level="5"><text:soft-page-break/>Wielowątkowość</text:h>
      <text:p text:style-name="Text_20_body">Tabela wyników (czas wykonania w sekundach, im mniej tym lepiej)</text:p>
      <table:table table:name="Tabela6" table:style-name="Tabela6">
        <table:table-column table:style-name="Tabela6.A"/>
        <table:table-column table:style-name="Tabela6.B"/>
        <table:table-row table:style-name="Tabela6.1">
          <table:table-cell table:style-name="Tabela6.A1" office:value-type="string">
            <text:p text:style-name="Table_20_Contents"/>
          </table:table-cell>
          <table:table-cell table:style-name="Tabela6.B1" office:value-type="string">
            <text:p text:style-name="P2">wielowątkowość</text:p>
          </table:table-cell>
        </table:table-row>
        <table:table-row table:style-name="Tabela6.1">
          <table:table-cell table:style-name="Tabela6.B1" office:value-type="string">
            <text:p text:style-name="P2">Host</text:p>
          </table:table-cell>
          <table:table-cell table:style-name="Tabela6.B2" office:value-type="float" office:value="20.81">
            <text:p text:style-name="P3">20,81</text:p>
          </table:table-cell>
        </table:table-row>
        <table:table-row table:style-name="Tabela6.1">
          <table:table-cell table:style-name="Tabela6.B1" office:value-type="string">
            <text:p text:style-name="P2">QEMU KVM</text:p>
          </table:table-cell>
          <table:table-cell table:style-name="Tabela6.B3" office:value-type="float" office:value="20.96">
            <text:p text:style-name="P3">20,96</text:p>
          </table:table-cell>
        </table:table-row>
        <table:table-row table:style-name="Tabela6.4">
          <table:table-cell table:style-name="Tabela6.B1" office:value-type="string">
            <text:p text:style-name="P2">VirtualBox Linux</text:p>
          </table:table-cell>
          <table:table-cell table:style-name="Tabela6.B4" office:value-type="float" office:value="22.35">
            <text:p text:style-name="P3">22,35</text:p>
          </table:table-cell>
        </table:table-row>
        <table:table-row table:style-name="Tabela6.4">
          <table:table-cell table:style-name="Tabela6.B1" office:value-type="string">
            <text:p text:style-name="P2">VirtualBox Windows</text:p>
          </table:table-cell>
          <table:table-cell table:style-name="Tabela6.B5" office:value-type="float" office:value="20.85">
            <text:p text:style-name="P3">20,85</text:p>
          </table:table-cell>
        </table:table-row>
        <table:table-row table:style-name="Tabela6.4">
          <table:table-cell table:style-name="Tabela6.B1" office:value-type="string">
            <text:p text:style-name="P2">Vmware Linux</text:p>
          </table:table-cell>
          <table:table-cell table:style-name="Tabela6.B6" office:value-type="float" office:value="21">
            <text:p text:style-name="P3">21</text:p>
          </table:table-cell>
        </table:table-row>
        <table:table-row table:style-name="Tabela6.4">
          <table:table-cell table:style-name="Tabela6.B1" office:value-type="string">
            <text:p text:style-name="P2">Vmware Windows</text:p>
          </table:table-cell>
          <table:table-cell table:style-name="Tabela6.A1" office:value-type="string">
            <text:p text:style-name="P3">21,65</text:p>
          </table:table-cell>
        </table:table-row>
      </table:table>
      <text:p text:style-name="Text_20_body"/>
      <text:p text:style-name="Text_20_body"/>
      <text:h text:style-name="Heading_20_5" text:outline-level="5"><draw:frame draw:style-name="fr3" draw:name="Obiekt7" text:anchor-type="paragraph" svg:width="17.911cm" svg:height="10.218cm" draw:z-index="6"><draw:object xlink:href="./Object 7" xlink:type="simple" xlink:show="embed" xlink:actuate="onLoad"/><draw:image xlink:href="./ObjectReplacements/Object 7" xlink:type="simple" xlink:show="embed" xlink:actuate="onLoad"/></draw:frame>Grafika 3D</text:h>
      <text:p text:style-name="Text_20_body">We wszystkich systemach sterownik karty graficznej obsługiwał OpenGL 2.1.</text:p>
      <text:p text:style-name="Text_20_body">Sterownikiem w systemie gospodarzu był: <text:span text:style-name="T2">Mesa DRI Intel(R) Ironlake Mobile</text:span></text:p>
      <text:p text:style-name="Text_20_body">W systemach wirtualizowanych: <text:span text:style-name="T2">Gallium 0.4 on llvmpipe (LLVM 0x300)</text:span></text:p>
      <text:p text:style-name="P18">W Vmware dla Linuksa wyświetlane jest przy uruchomieniu ostrzeżenie o braku wsparcia 3D z powodu nieobsługiwanych sterowników. Biorąc pod uwagę różnicę w działaniu VirtualBoksa w systemach Linux i Windows, VirtualBox dla Linuksa także nie potrafi obsłużyć w pełni akceleracji 3D z używanymi sterownikami.</text:p>
      <text:p text:style-name="P18">Wyniki w klatkach na sekundę (im więcej tym lepiej):</text:p>
      <table:table table:name="Tabela7" table:style-name="Tabela7">
        <table:table-column table:style-name="Tabela7.A"/>
        <table:table-column table:style-name="Tabela7.B"/>
        <table:table-row table:style-name="Tabela7.1">
          <table:table-cell table:style-name="Tabela7.A1" office:value-type="string">
            <text:p text:style-name="Table_20_Contents"/>
          </table:table-cell>
          <table:table-cell table:style-name="Tabela7.B1" office:value-type="string">
            <text:p text:style-name="P2">grafika 3D</text:p>
          </table:table-cell>
        </table:table-row>
        <table:table-row table:style-name="Tabela7.1">
          <table:table-cell table:style-name="Tabela7.B1" office:value-type="string">
            <text:p text:style-name="P2">Host</text:p>
          </table:table-cell>
          <table:table-cell table:style-name="Tabela7.B2" office:value-type="float" office:value="411">
            <text:p text:style-name="P3">411</text:p>
          </table:table-cell>
        </table:table-row>
        <table:table-row table:style-name="Tabela7.1">
          <table:table-cell table:style-name="Tabela7.B1" office:value-type="string">
            <text:p text:style-name="P2">QEMU KVM</text:p>
          </table:table-cell>
          <table:table-cell table:style-name="Tabela7.B3" office:value-type="float" office:value="25">
            <text:p text:style-name="P3">25</text:p>
          </table:table-cell>
        </table:table-row>
        <text:soft-page-break/>
        <table:table-row table:style-name="Tabela7.4">
          <table:table-cell table:style-name="Tabela7.B1" office:value-type="string">
            <text:p text:style-name="P2">VirtualBox Linux</text:p>
          </table:table-cell>
          <table:table-cell table:style-name="Tabela7.B4" office:value-type="float" office:value="60">
            <text:p text:style-name="P3">60</text:p>
          </table:table-cell>
        </table:table-row>
        <table:table-row table:style-name="Tabela7.4">
          <table:table-cell table:style-name="Tabela7.B1" office:value-type="string">
            <text:p text:style-name="P2">VirtualBox Windows</text:p>
          </table:table-cell>
          <table:table-cell table:style-name="Tabela7.B5" office:value-type="float" office:value="182">
            <text:p text:style-name="P3">182</text:p>
          </table:table-cell>
        </table:table-row>
        <table:table-row table:style-name="Tabela7.4">
          <table:table-cell table:style-name="Tabela7.B1" office:value-type="string">
            <text:p text:style-name="P2">Vmware Linux</text:p>
          </table:table-cell>
          <table:table-cell table:style-name="Tabela7.B6" office:value-type="float" office:value="88">
            <text:p text:style-name="P3">88</text:p>
          </table:table-cell>
        </table:table-row>
        <table:table-row table:style-name="Tabela7.4">
          <table:table-cell table:style-name="Tabela7.B1" office:value-type="string">
            <text:p text:style-name="P2">Vmware Windows</text:p>
          </table:table-cell>
          <table:table-cell table:style-name="Tabela7.B7" office:value-type="float" office:value="447">
            <text:p text:style-name="P3">447</text:p>
          </table:table-cell>
        </table:table-row>
      </table:table>
      <text:p text:style-name="P18"/>
      <text:p text:style-name="P18"/>
      <text:p text:style-name="P18"><draw:frame draw:style-name="fr3" draw:name="Obiekt8" text:anchor-type="paragraph" svg:width="16.656cm" svg:height="10.084cm" draw:z-index="7"><draw:object xlink:href="./Object 8" xlink:type="simple" xlink:show="embed" xlink:actuate="onLoad"/><draw:image xlink:href="./ObjectReplacements/Object 8"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Bitstream Vera Serif1" svg:font-family="'Bitstream Vera Serif'" style:font-adornments="Pogrubiona"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Bitstream Vera Serif"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Bitstream Vera Serif"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style:font-name="Bitstream Vera Serif1"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class="text">
      <style:text-properties style:font-name="Bitstream Vera Serif1"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er" style:next-style-name="Text_20_body" style:default-outline-level="3" style:class="text">
      <style:text-properties style:font-name="Bitstream Vera Serif1"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class="text">
      <style:text-properties style:font-name="Bitstream Vera Serif1" fo:font-size="12pt" fo:font-weight="bold" style:font-name-asian="WenQuanYi Micro Hei" style:font-size-asian="12pt" style:font-weight-asian="bold" style:font-name-complex="Lohit Hindi" style:font-size-complex="12pt" style:font-weight-complex="bold"/>
    </style:style>
    <style:style style:name="Heading_20_5" style:display-name="Heading 5" style:family="paragraph" style:parent-style-name="Header" style:next-style-name="Text_20_body" style:default-outline-level="5" style:class="text">
      <style:text-properties style:font-name="Bitstream Vera Serif1" fo:font-size="10pt" fo:font-weight="bold" style:font-name-asian="WenQuanYi Micro Hei"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er" style:next-style-name="Subtitle" style:class="chapter">
      <style:paragraph-properties fo:text-align="center" style:justify-single-word="false"/>
      <style:text-properties fo:font-size="26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8T21:34:27</meta:creation-date>
    <dc:date>2012-12-10T03:11:10</dc:date>
    <meta:editing-duration>PT3H10M6S</meta:editing-duration>
    <meta:editing-cycles>72</meta:editing-cycles>
    <meta:generator>LibreOffice/3.5$Linux_X86_64 LibreOffice_project/350m1$Build-2</meta:generator>
    <meta:document-statistic meta:table-count="7" meta:image-count="0" meta:object-count="8" meta:page-count="15" meta:paragraph-count="280" meta:word-count="2202" meta:character-count="14347" meta:non-whitespace-character-count="138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5.323cm" svg:y="0.315cm" chart:style-name="ch2">
          <text:p>Czas działania testów [sek]</text:p>
        </chart:title>
        <chart:legend chart:legend-position="end" svg:x="12.73cm" svg:y="3.453cm" style:legend-expansion="high" chart:style-name="ch3"/>
        <chart:plot-area chart:style-name="ch4" chart:data-source-has-labels="both" svg:x="1.33cm" svg:y="1.631cm" svg:width="10.762cm" svg:height="6.769cm">
          <chartooo:coordinate-region svg:x="2.137cm" svg:y="1.83cm" svg:width="9.955cm" svg:height="5.923cm"/>
          <chart:axis chart:dimension="x" chart:name="primary-x" chart:style-name="ch5" chartooo:axis-type="auto">
            <chartooo:date-scale/>
            <chart:categories table:cell-range-address="local-table.$A$2:.$A$4"/>
          </chart:axis>
          <chart:axis chart:dimension="y" chart:name="primary-y" chart:style-name="ch6">
            <chart:title svg:x="0.451cm" svg:y="6.514cm" chart:style-name="ch7">
              <text:p>Czas działania [sek]</text:p>
            </chart:title>
            <chart:grid chart:style-name="ch8" chart:class="major"/>
          </chart:axis>
          <chart:series chart:style-name="ch9" chart:values-cell-range-address="local-table.$B$2:.$B$4" chart:label-cell-address="local-table.$B$1" chart:class="chart:bar">
            <chart:data-point chart:repeated="3"/>
          </chart:series>
          <chart:series chart:style-name="ch10" chart:values-cell-range-address="local-table.$C$2:.$C$4" chart:label-cell-address="local-table.$C$1" chart:class="chart:bar">
            <chart:data-point chart:repeated="3"/>
          </chart:series>
          <chart:series chart:style-name="ch11" chart:values-cell-range-address="local-table.$D$2:.$D$4" chart:label-cell-address="local-table.$D$1" chart:class="chart:bar">
            <chart:data-point chart:repeated="3"/>
          </chart:series>
          <chart:series chart:style-name="ch12" chart:values-cell-range-address="local-table.$E$2:.$E$4" chart:label-cell-address="local-table.$E$1" chart:class="chart:bar">
            <chart:data-point chart:repeated="3"/>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pamięć</text:p>
              </table:table-cell>
              <table:table-cell office:value-type="string">
                <text:p>kopiowanie</text:p>
              </table:table-cell>
              <table:table-cell office:value-type="string">
                <text:p>konwersja wideo</text:p>
              </table:table-cell>
              <table:table-cell office:value-type="string">
                <text:p>kompilacja GCC</text:p>
              </table:table-cell>
            </table:table-row>
          </table:table-header-rows>
          <table:table-rows>
            <table:table-row>
              <table:table-cell office:value-type="string">
                <text:p>Host</text:p>
              </table:table-cell>
              <table:table-cell office:value-type="float" office:value="0.42">
                <text:p>0.42</text:p>
              </table:table-cell>
              <table:table-cell office:value-type="float" office:value="11.32">
                <text:p>11.32</text:p>
              </table:table-cell>
              <table:table-cell office:value-type="float" office:value="6.39">
                <text:p>6.39</text:p>
              </table:table-cell>
              <table:table-cell office:value-type="float" office:value="3.54">
                <text:p>3.54</text:p>
              </table:table-cell>
            </table:table-row>
            <table:table-row>
              <table:table-cell office:value-type="string">
                <text:p>QEMU KVM</text:p>
              </table:table-cell>
              <table:table-cell office:value-type="float" office:value="0.56">
                <text:p>0.56</text:p>
              </table:table-cell>
              <table:table-cell office:value-type="float" office:value="18.94">
                <text:p>18.94</text:p>
              </table:table-cell>
              <table:table-cell office:value-type="float" office:value="8.07">
                <text:p>8.07</text:p>
              </table:table-cell>
              <table:table-cell office:value-type="float" office:value="3.69">
                <text:p>3.69</text:p>
              </table:table-cell>
            </table:table-row>
            <table:table-row>
              <table:table-cell office:value-type="string">
                <text:p>QEMU TCG</text:p>
              </table:table-cell>
              <table:table-cell office:value-type="float" office:value="6.08">
                <text:p>6.08</text:p>
              </table:table-cell>
              <table:table-cell office:value-type="float" office:value="47.85">
                <text:p>47.85</text:p>
              </table:table-cell>
              <table:table-cell office:value-type="float" office:value="0">
                <text:p>0</text:p>
              </table:table-cell>
              <table:table-cell office:value-type="float" office:value="95.74">
                <text:p>95.7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bar" chart:style-name="ch1">
        <chart:title svg:x="5.204cm" svg:y="0.315cm" chart:style-name="ch2">
          <text:p>Wielowątkowość (4 rdzenie)</text:p>
        </chart:title>
        <chart:legend chart:legend-position="end" svg:x="12.783cm" svg:y="4.2cm" style:legend-expansion="high" chart:style-name="ch3"/>
        <chart:plot-area chart:style-name="ch4" chart:data-source-has-labels="both" svg:x="1.33cm" svg:y="1.631cm" svg:width="10.815cm" svg:height="6.769cm">
          <chartooo:coordinate-region svg:x="2.137cm" svg:y="1.83cm" svg:width="10.008cm" svg:height="5.923cm"/>
          <chart:axis chart:dimension="x" chart:name="primary-x" chart:style-name="ch5" chartooo:axis-type="auto">
            <chartooo:date-scale/>
            <chart:categories table:cell-range-address="local-table.$A$2:.$A$4"/>
          </chart:axis>
          <chart:axis chart:dimension="y" chart:name="primary-y" chart:style-name="ch6">
            <chart:title svg:x="0.451cm" svg:y="6.633cm" chart:style-name="ch7">
              <text:p>Czas wykonania [sek]</text:p>
            </chart:title>
            <chart:grid chart:style-name="ch8" chart:class="major"/>
          </chart:axis>
          <chart:series chart:style-name="ch9" chart:values-cell-range-address="local-table.$B$2:.$B$4" chart:label-cell-address="local-table.$B$1" chart:class="chart:bar">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wielowątkowość</text:p>
              </table:table-cell>
            </table:table-row>
          </table:table-header-rows>
          <table:table-rows>
            <table:table-row>
              <table:table-cell office:value-type="string">
                <text:p>Host</text:p>
              </table:table-cell>
              <table:table-cell office:value-type="float" office:value="20.81">
                <text:p>20.81</text:p>
              </table:table-cell>
            </table:table-row>
            <table:table-row>
              <table:table-cell office:value-type="string">
                <text:p>QEMU KVM</text:p>
              </table:table-cell>
              <table:table-cell office:value-type="float" office:value="20.96">
                <text:p>20.96</text:p>
              </table:table-cell>
            </table:table-row>
            <table:table-row>
              <table:table-cell office:value-type="string">
                <text:p>QEMU TCG</text:p>
              </table:table-cell>
              <table:table-cell office:value-type="float" office:value="282.07">
                <text:p>282.0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bar" chart:style-name="ch1">
        <chart:title svg:x="5.905cm" svg:y="0.315cm" chart:style-name="ch2">
          <text:p>Grafika 3D - glmark2</text:p>
        </chart:title>
        <chart:legend chart:legend-position="end" svg:x="13.709cm" svg:y="4.2cm" style:legend-expansion="high" chart:style-name="ch3"/>
        <chart:plot-area chart:style-name="ch4" chart:data-source-has-labels="both" svg:x="1.33cm" svg:y="1.631cm" svg:width="11.741cm" svg:height="6.769cm">
          <chartooo:coordinate-region svg:x="2.137cm" svg:y="1.83cm" svg:width="10.934cm" svg:height="5.923cm"/>
          <chart:axis chart:dimension="x" chart:name="primary-x" chart:style-name="ch5" chartooo:axis-type="auto">
            <chartooo:date-scale/>
            <chart:categories table:cell-range-address="local-table.$A$2:.$A$4"/>
          </chart:axis>
          <chart:axis chart:dimension="y" chart:name="primary-y" chart:style-name="ch6">
            <chart:title svg:x="0.451cm" svg:y="5.377cm" chart:style-name="ch7">
              <text:p>FPS</text:p>
            </chart:title>
            <chart:grid chart:style-name="ch8" chart:class="major"/>
          </chart:axis>
          <chart:series chart:style-name="ch9" chart:values-cell-range-address="local-table.$B$2:.$B$4" chart:label-cell-address="local-table.$B$1" chart:class="chart:bar">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grafika 3D</text:p>
              </table:table-cell>
            </table:table-row>
          </table:table-header-rows>
          <table:table-rows>
            <table:table-row>
              <table:table-cell office:value-type="string">
                <text:p>Host</text:p>
              </table:table-cell>
              <table:table-cell office:value-type="float" office:value="411">
                <text:p>411</text:p>
              </table:table-cell>
            </table:table-row>
            <table:table-row>
              <table:table-cell office:value-type="string">
                <text:p>QEMU KVM</text:p>
              </table:table-cell>
              <table:table-cell office:value-type="float" office:value="25">
                <text:p>25</text:p>
              </table:table-cell>
            </table:table-row>
            <table:table-row>
              <table:table-cell office:value-type="string">
                <text:p>QEMU TCG</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000" number:language="en" number:country="US">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50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500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500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500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2" style:family="chart" style:data-style-name="N500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line" chart:style-name="ch1">
        <chart:title svg:x="3.034cm" svg:y="0.315cm" chart:style-name="ch2">
          <text:p>Zmiana czasu wykonania w kolejnych wywołaniach</text:p>
        </chart:title>
        <chart:legend chart:legend-position="end" svg:x="13.279cm" svg:y="3.453cm" style:legend-expansion="high" chart:style-name="ch3"/>
        <chart:plot-area chart:style-name="ch4" chart:data-source-has-labels="both" svg:x="1.33cm" svg:y="1.631cm" svg:width="11.311cm" svg:height="6.769cm">
          <chartooo:coordinate-region svg:x="1.951cm" svg:y="1.83cm" svg:width="10.69cm" svg:height="6.371cm"/>
          <chart:axis chart:dimension="x" chart:name="primary-x" chart:style-name="ch5" chartooo:axis-type="auto">
            <chartooo:date-scale/>
            <chart:categories table:cell-range-address="local-table.$B$1:.$E$1"/>
          </chart:axis>
          <chart:axis chart:dimension="y" chart:name="primary-y" chart:style-name="ch6">
            <chart:title svg:x="0.451cm" svg:y="5.787cm" chart:style-name="ch7">
              <text:p>czas [sek]</text:p>
            </chart:title>
            <chart:grid chart:style-name="ch8" chart:class="major"/>
          </chart:axis>
          <chart:series chart:style-name="ch9" chart:values-cell-range-address="local-table.$B$2:.$E$2" chart:label-cell-address="local-table.$A$2" chart:class="chart:line">
            <chart:data-point chart:repeated="4"/>
          </chart:series>
          <chart:series chart:style-name="ch10" chart:values-cell-range-address="local-table.$B$3:.$E$3" chart:label-cell-address="local-table.$A$3" chart:class="chart:line">
            <chart:data-point chart:repeated="4"/>
          </chart:series>
          <chart:series chart:style-name="ch11" chart:values-cell-range-address="local-table.$B$4:.$E$4" chart:label-cell-address="local-table.$A$4" chart:class="chart:line">
            <chart:data-point chart:repeated="4"/>
          </chart:series>
          <chart:series chart:style-name="ch12" chart:values-cell-range-address="local-table.$B$5:.$E$5" chart:label-cell-address="local-table.$A$5" chart:class="chart:line">
            <chart:data-point chart:repeated="4"/>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
              </table:table-cell>
              <table:table-cell office:value-type="string">
                <text:p/>
              </table:table-cell>
              <table:table-cell office:value-type="string">
                <text:p/>
              </table:table-cell>
            </table:table-row>
          </table:table-header-rows>
          <table:table-rows>
            <table:table-row>
              <table:table-cell office:value-type="string">
                <text:p>copy</text:p>
              </table:table-cell>
              <table:table-cell office:value-type="float" office:value="20.51">
                <text:p>20.51</text:p>
              </table:table-cell>
              <table:table-cell office:value-type="float" office:value="10.29">
                <text:p>10.29</text:p>
              </table:table-cell>
              <table:table-cell office:value-type="float" office:value="8.57">
                <text:p>8.57</text:p>
              </table:table-cell>
              <table:table-cell office:value-type="float" office:value="9.58">
                <text:p>9.58</text:p>
              </table:table-cell>
            </table:table-row>
            <table:table-row>
              <table:table-cell office:value-type="string">
                <text:p>grep</text:p>
              </table:table-cell>
              <table:table-cell office:value-type="float" office:value="1.02">
                <text:p>1.02</text:p>
              </table:table-cell>
              <table:table-cell office:value-type="float" office:value="1.02">
                <text:p>1.02</text:p>
              </table:table-cell>
              <table:table-cell office:value-type="float" office:value="1.01">
                <text:p>1.01</text:p>
              </table:table-cell>
              <table:table-cell office:value-type="float" office:value="1.07">
                <text:p>1.07</text:p>
              </table:table-cell>
            </table:table-row>
            <table:table-row>
              <table:table-cell office:value-type="string">
                <text:p>dd_small</text:p>
              </table:table-cell>
              <table:table-cell office:value-type="float" office:value="11.57">
                <text:p>11.57</text:p>
              </table:table-cell>
              <table:table-cell office:value-type="float" office:value="10.94">
                <text:p>10.94</text:p>
              </table:table-cell>
              <table:table-cell office:value-type="float" office:value="11.25">
                <text:p>11.25</text:p>
              </table:table-cell>
              <table:table-cell office:value-type="float" office:value="11.41">
                <text:p>11.41</text:p>
              </table:table-cell>
            </table:table-row>
            <table:table-row>
              <table:table-cell office:value-type="string">
                <text:p>dd_large</text:p>
              </table:table-cell>
              <table:table-cell office:value-type="float" office:value="9">
                <text:p>9</text:p>
              </table:table-cell>
              <table:table-cell office:value-type="float" office:value="11.03">
                <text:p>11.03</text:p>
              </table:table-cell>
              <table:table-cell office:value-type="float" office:value="10.3">
                <text:p>10.3</text:p>
              </table:table-cell>
              <table:table-cell office:value-type="float" office:value="11.02">
                <text:p>11.0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5000" number:language="en" number:country="US">
      <number:number number:min-integer-digits="1"/>
    </number:number-style>
    <number:number-style style:name="N5002" number:language="en" number:country="US">
      <number:number number:decimal-places="2"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50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5002">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5002">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5002">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5002">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5002">
      <style:chart-properties chart:link-data-style-to-source="false"/>
      <style:graphic-properties draw:stroke="none"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4.542cm" svg:y="0.315cm" chart:style-name="ch2">
          <text:p>Czas wykonania testów dyskowych</text:p>
        </chart:title>
        <chart:legend chart:legend-position="end" svg:x="10.984cm" svg:y="3.453cm" style:legend-expansion="high" chart:style-name="ch3"/>
        <chart:plot-area chart:style-name="ch4" chart:data-source-has-labels="both" svg:x="1.33cm" svg:y="1.631cm" svg:width="9.016cm" svg:height="6.769cm">
          <chartooo:coordinate-region svg:x="2.428cm" svg:y="1.83cm" svg:width="7.918cm" svg:height="5.923cm"/>
          <chart:axis chart:dimension="x" chart:name="primary-x" chart:style-name="ch5" chartooo:axis-type="auto">
            <chartooo:date-scale/>
            <chart:categories table:cell-range-address="local-table.$A$2:.$A$4"/>
          </chart:axis>
          <chart:axis chart:dimension="y" chart:name="primary-y" chart:style-name="ch6">
            <chart:title svg:x="0.451cm" svg:y="5.787cm" chart:style-name="ch7">
              <text:p>czas [sek]</text:p>
            </chart:title>
            <chart:grid chart:style-name="ch8" chart:class="major"/>
          </chart:axis>
          <chart:series chart:style-name="ch9" chart:values-cell-range-address="local-table.$B$2:.$B$4" chart:label-cell-address="local-table.$B$1" chart:class="chart:bar">
            <chart:data-point chart:repeated="3"/>
          </chart:series>
          <chart:series chart:style-name="ch10" chart:values-cell-range-address="local-table.$C$2:.$C$4" chart:label-cell-address="local-table.$C$1" chart:class="chart:bar">
            <chart:data-point chart:repeated="3"/>
          </chart:series>
          <chart:series chart:style-name="ch11" chart:values-cell-range-address="local-table.$D$2:.$D$4" chart:label-cell-address="local-table.$D$1" chart:class="chart:bar">
            <chart:data-point chart:repeated="3"/>
          </chart:series>
          <chart:series chart:style-name="ch12" chart:values-cell-range-address="local-table.$E$2:.$E$4" chart:label-cell-address="local-table.$E$1" chart:class="chart:bar">
            <chart:data-point chart:repeated="3"/>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Kopiowanie (cp)</text:p>
              </table:table-cell>
              <table:table-cell office:value-type="string">
                <text:p>Wyszukiwanie (grep)</text:p>
              </table:table-cell>
              <table:table-cell office:value-type="string">
                <text:p>Kopiowanie małymi blokami</text:p>
              </table:table-cell>
              <table:table-cell office:value-type="string">
                <text:p>Kopiowanie dużymi blokami</text:p>
              </table:table-cell>
            </table:table-row>
          </table:table-header-rows>
          <table:table-rows>
            <table:table-row>
              <table:table-cell office:value-type="string">
                <text:p>Host</text:p>
              </table:table-cell>
              <table:table-cell office:value-type="float" office:value="9.48">
                <text:p>9.48</text:p>
              </table:table-cell>
              <table:table-cell office:value-type="float" office:value="1.03">
                <text:p>1.03</text:p>
              </table:table-cell>
              <table:table-cell office:value-type="float" office:value="11.2925">
                <text:p>11.2925</text:p>
              </table:table-cell>
              <table:table-cell office:value-type="float" office:value="10.3375">
                <text:p>10.3375</text:p>
              </table:table-cell>
            </table:table-row>
            <table:table-row>
              <table:table-cell office:value-type="string">
                <text:p>QEMU</text:p>
              </table:table-cell>
              <table:table-cell office:value-type="float" office:value="11.4933333333333">
                <text:p>11.4933333333333</text:p>
              </table:table-cell>
              <table:table-cell office:value-type="float" office:value="3.1225">
                <text:p>3.1225</text:p>
              </table:table-cell>
              <table:table-cell office:value-type="float" office:value="21.4733333333333">
                <text:p>21.4733333333333</text:p>
              </table:table-cell>
              <table:table-cell office:value-type="float" office:value="19.595">
                <text:p>19.595</text:p>
              </table:table-cell>
            </table:table-row>
            <table:table-row>
              <table:table-cell office:value-type="string">
                <text:p>QEMU VIRTIO</text:p>
              </table:table-cell>
              <table:table-cell office:value-type="float" office:value="4.29">
                <text:p>4.29</text:p>
              </table:table-cell>
              <table:table-cell office:value-type="float" office:value="1.15">
                <text:p>1.15</text:p>
              </table:table-cell>
              <table:table-cell office:value-type="float" office:value="10.8933333333333">
                <text:p>10.8933333333333</text:p>
              </table:table-cell>
              <table:table-cell office:value-type="float" office:value="9.795">
                <text:p>9.79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rotation-angle="6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cm" svg:height="10.477cm" xlink:href="." xlink:type="simple" chart:class="chart:bar" chart:style-name="ch1">
        <chart:title svg:x="7.811cm" svg:y="0.345cm" chart:style-name="ch2">
          <text:p>Porównanie czasu operacji</text:p>
        </chart:title>
        <chart:legend chart:legend-position="end" svg:x="17.731cm" svg:y="4.441cm" style:legend-expansion="high" chart:style-name="ch3"/>
        <chart:plot-area chart:style-name="ch4" chart:data-source-has-labels="both" svg:x="1.431cm" svg:y="1.751cm" svg:width="15.46cm" svg:height="8.097cm">
          <chartooo:coordinate-region svg:x="2.052cm" svg:y="1.95cm" svg:width="14.839cm" svg:height="4.768cm"/>
          <chart:axis chart:dimension="x" chart:name="primary-x" chart:style-name="ch5" chartooo:axis-type="auto">
            <chartooo:date-scale/>
            <chart:categories table:cell-range-address="local-table.$A$2:.$A$7"/>
          </chart:axis>
          <chart:axis chart:dimension="y" chart:name="primary-y" chart:style-name="ch6">
            <chart:title svg:x="0.451cm" svg:y="6.571cm" chart:style-name="ch7">
              <text:p>czas [sek]</text:p>
            </chart:title>
            <chart:grid chart:style-name="ch8" chart:class="major"/>
          </chart:axis>
          <chart:series chart:style-name="ch9" chart:values-cell-range-address="local-table.$B$2:.$B$7" chart:label-cell-address="local-table.$B$1" chart:class="chart:bar">
            <chart:data-point chart:repeated="6"/>
          </chart:series>
          <chart:series chart:style-name="ch10" chart:values-cell-range-address="local-table.$C$2:.$C$7" chart:label-cell-address="local-table.$C$1" chart:class="chart:bar">
            <chart:data-point chart:repeated="6"/>
          </chart:series>
          <chart:series chart:style-name="ch11" chart:values-cell-range-address="local-table.$D$2:.$D$7" chart:label-cell-address="local-table.$D$1"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amięć</text:p>
              </table:table-cell>
              <table:table-cell office:value-type="string">
                <text:p>konwersja wideo</text:p>
              </table:table-cell>
              <table:table-cell office:value-type="string">
                <text:p>kompilacja GCC</text:p>
              </table:table-cell>
            </table:table-row>
          </table:table-header-rows>
          <table:table-rows>
            <table:table-row>
              <table:table-cell office:value-type="string">
                <text:p>Host</text:p>
              </table:table-cell>
              <table:table-cell office:value-type="float" office:value="0.42">
                <text:p>0.42</text:p>
              </table:table-cell>
              <table:table-cell office:value-type="float" office:value="6.39">
                <text:p>6.39</text:p>
              </table:table-cell>
              <table:table-cell office:value-type="float" office:value="3.54">
                <text:p>3.54</text:p>
              </table:table-cell>
            </table:table-row>
            <table:table-row>
              <table:table-cell office:value-type="string">
                <text:p>QEMU KVM</text:p>
              </table:table-cell>
              <table:table-cell office:value-type="float" office:value="0.56">
                <text:p>0.56</text:p>
              </table:table-cell>
              <table:table-cell office:value-type="float" office:value="8.07">
                <text:p>8.07</text:p>
              </table:table-cell>
              <table:table-cell office:value-type="float" office:value="3.69">
                <text:p>3.69</text:p>
              </table:table-cell>
            </table:table-row>
            <table:table-row>
              <table:table-cell office:value-type="string">
                <text:p>VirtualBox Linux</text:p>
              </table:table-cell>
              <table:table-cell office:value-type="float" office:value="0.4">
                <text:p>0.4</text:p>
              </table:table-cell>
              <table:table-cell office:value-type="float" office:value="8.91">
                <text:p>8.91</text:p>
              </table:table-cell>
              <table:table-cell office:value-type="float" office:value="4.7">
                <text:p>4.7</text:p>
              </table:table-cell>
            </table:table-row>
            <table:table-row>
              <table:table-cell office:value-type="string">
                <text:p>VirtualBox Windows</text:p>
              </table:table-cell>
              <table:table-cell office:value-type="float" office:value="0.4">
                <text:p>0.4</text:p>
              </table:table-cell>
              <table:table-cell office:value-type="float" office:value="7.04">
                <text:p>7.04</text:p>
              </table:table-cell>
              <table:table-cell office:value-type="float" office:value="4.29">
                <text:p>4.29</text:p>
              </table:table-cell>
            </table:table-row>
            <table:table-row>
              <table:table-cell office:value-type="string">
                <text:p>Vmware Linux</text:p>
              </table:table-cell>
              <table:table-cell office:value-type="float" office:value="0.5">
                <text:p>0.5</text:p>
              </table:table-cell>
              <table:table-cell office:value-type="float" office:value="5.9">
                <text:p>5.9</text:p>
              </table:table-cell>
              <table:table-cell office:value-type="float" office:value="3.88">
                <text:p>3.88</text:p>
              </table:table-cell>
            </table:table-row>
            <table:table-row>
              <table:table-cell office:value-type="string">
                <text:p>Vmware Windows</text:p>
              </table:table-cell>
              <table:table-cell office:value-type="float" office:value="0.5">
                <text:p>0.5</text:p>
              </table:table-cell>
              <table:table-cell office:value-type="float" office:value="6.44">
                <text:p>6.44</text:p>
              </table:table-cell>
              <table:table-cell office:value-type="float" office:value="4.15">
                <text:p>4.1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rotation-angle="6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91cm" svg:height="10.217cm" xlink:href="." xlink:type="simple" chart:class="chart:bar" chart:style-name="ch1">
        <chart:title svg:x="7.284cm" svg:y="0.34cm" chart:style-name="ch2">
          <text:p>Wielowątkowość</text:p>
        </chart:title>
        <chart:legend chart:legend-position="end" svg:x="14.694cm" svg:y="4.809cm" style:legend-expansion="high" chart:style-name="ch3"/>
        <chart:plot-area chart:style-name="ch4" chart:data-source-has-labels="both" svg:x="1.369cm" svg:y="1.731cm" svg:width="12.609cm" svg:height="7.862cm">
          <chartooo:coordinate-region svg:x="2.281cm" svg:y="1.93cm" svg:width="11.697cm" svg:height="4.533cm"/>
          <chart:axis chart:dimension="x" chart:name="primary-x" chart:style-name="ch5" chartooo:axis-type="auto">
            <chartooo:date-scale/>
            <chart:categories table:cell-range-address="local-table.$A$2:.$A$7"/>
          </chart:axis>
          <chart:axis chart:dimension="y" chart:name="primary-y" chart:style-name="ch6">
            <chart:title svg:x="0.451cm" svg:y="6.434cm" chart:style-name="ch7">
              <text:p>czas [sek]</text:p>
            </chart:title>
            <chart:grid chart:style-name="ch8" chart:class="major"/>
          </chart:axis>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wielowątkowość</text:p>
              </table:table-cell>
            </table:table-row>
          </table:table-header-rows>
          <table:table-rows>
            <table:table-row>
              <table:table-cell office:value-type="string">
                <text:p>Host</text:p>
              </table:table-cell>
              <table:table-cell office:value-type="float" office:value="20.81">
                <text:p>20.81</text:p>
              </table:table-cell>
            </table:table-row>
            <table:table-row>
              <table:table-cell office:value-type="string">
                <text:p>QEMU KVM</text:p>
              </table:table-cell>
              <table:table-cell office:value-type="float" office:value="20.96">
                <text:p>20.96</text:p>
              </table:table-cell>
            </table:table-row>
            <table:table-row>
              <table:table-cell office:value-type="string">
                <text:p>VirtualBox Linux</text:p>
              </table:table-cell>
              <table:table-cell office:value-type="float" office:value="22.35">
                <text:p>22.35</text:p>
              </table:table-cell>
            </table:table-row>
            <table:table-row>
              <table:table-cell office:value-type="string">
                <text:p>VirtualBox Windows</text:p>
              </table:table-cell>
              <table:table-cell office:value-type="float" office:value="20.85">
                <text:p>20.85</text:p>
              </table:table-cell>
            </table:table-row>
            <table:table-row>
              <table:table-cell office:value-type="string">
                <text:p>Vmware Linux</text:p>
              </table:table-cell>
              <table:table-cell office:value-type="float" office:value="21">
                <text:p>21</text:p>
              </table:table-cell>
            </table:table-row>
            <table:table-row>
              <table:table-cell office:value-type="string">
                <text:p>Vmware Windows</text:p>
              </table:table-cell>
              <table:table-cell office:value-type="float" office:value="21.65">
                <text:p>21.6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rotation-angle="6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56cm" svg:height="10.083cm" xlink:href="." xlink:type="simple" chart:class="chart:bar" chart:style-name="ch1">
        <chart:title svg:x="6.155cm" svg:y="0.337cm" chart:style-name="ch2">
          <text:p>Wydajność grafiki 3D</text:p>
        </chart:title>
        <chart:legend chart:legend-position="end" svg:x="14.366cm" svg:y="4.742cm" style:legend-expansion="high" chart:style-name="ch3"/>
        <chart:plot-area chart:style-name="ch4" chart:data-source-has-labels="both" svg:x="1.344cm" svg:y="1.719cm" svg:width="12.356cm" svg:height="7.743cm">
          <chartooo:coordinate-region svg:x="2.151cm" svg:y="1.918cm" svg:width="11.549cm" svg:height="4.414cm"/>
          <chart:axis chart:dimension="x" chart:name="primary-x" chart:style-name="ch5" chartooo:axis-type="auto">
            <chartooo:date-scale/>
            <chart:categories table:cell-range-address="local-table.$A$2:.$A$7"/>
          </chart:axis>
          <chart:axis chart:dimension="y" chart:name="primary-y" chart:style-name="ch6">
            <chart:title svg:x="0.451cm" svg:y="5.952cm" chart:style-name="ch7">
              <text:p>FPS</text:p>
            </chart:title>
            <chart:grid chart:style-name="ch8" chart:class="major"/>
          </chart:axis>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grafika 3D</text:p>
              </table:table-cell>
            </table:table-row>
          </table:table-header-rows>
          <table:table-rows>
            <table:table-row>
              <table:table-cell office:value-type="string">
                <text:p>Host</text:p>
              </table:table-cell>
              <table:table-cell office:value-type="float" office:value="411">
                <text:p>411</text:p>
              </table:table-cell>
            </table:table-row>
            <table:table-row>
              <table:table-cell office:value-type="string">
                <text:p>QEMU KVM</text:p>
              </table:table-cell>
              <table:table-cell office:value-type="float" office:value="25">
                <text:p>25</text:p>
              </table:table-cell>
            </table:table-row>
            <table:table-row>
              <table:table-cell office:value-type="string">
                <text:p>VirtualBox Linux</text:p>
              </table:table-cell>
              <table:table-cell office:value-type="float" office:value="60">
                <text:p>60</text:p>
              </table:table-cell>
            </table:table-row>
            <table:table-row>
              <table:table-cell office:value-type="string">
                <text:p>VirtualBox Windows</text:p>
              </table:table-cell>
              <table:table-cell office:value-type="float" office:value="182">
                <text:p>182</text:p>
              </table:table-cell>
            </table:table-row>
            <table:table-row>
              <table:table-cell office:value-type="string">
                <text:p>Vmware Linux</text:p>
              </table:table-cell>
              <table:table-cell office:value-type="float" office:value="88">
                <text:p>88</text:p>
              </table:table-cell>
            </table:table-row>
            <table:table-row>
              <table:table-cell office:value-type="string">
                <text:p>Vmware Windows</text:p>
              </table:table-cell>
              <table:table-cell office:value-type="float" office:value="447">
                <text:p>44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